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Thumbnails/thumbnail.png" manifest:media-type="image/png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1/style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"/>
  <manifest:file-entry manifest:full-path="ObjectReplacements/Object 30" manifest:media-type="application/x-openoffice-gdimetafile;windows_formatname=&quot;GDIMetaFile&quot;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Pictures/100001360000014A0000014A7A322FFCD687381E.svg" manifest:media-type="image/svg+xml"/>
  <manifest:file-entry manifest:full-path="Object 1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8/Pictures/100001360000014A0000014A7A322FFCD687381E.svg" manifest:media-type="image/svg+xml"/>
  <manifest:file-entry manifest:full-path="Object 28/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4.669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2.265cm"/>
    </style:style>
    <style:style style:name="co5" style:family="table-column">
      <style:table-column-properties fo:break-before="auto" style:column-width="1.37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7cm" fo:break-before="auto" style:use-optimal-row-height="false"/>
    </style:style>
    <style:style style:name="ro3" style:family="table-row">
      <style:table-row-properties style:row-height="0.9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none" fo:border-left="0.99pt solid #000000" fo:border-right="none" fo:border-top="0.99pt solid #000000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0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25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order="0.99pt solid #000000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1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center" fo:margin-left="0cm"/>
    </style:style>
    <style:style style:name="ce48" style:family="table-cell" style:parent-style-name="Default">
      <style:table-cell-properties fo:background-color="#dddddd" fo:border="0.06pt solid #000000"/>
    </style:style>
    <style:style style:name="ce49" style:family="table-cell" style:parent-style-name="Default">
      <style:table-cell-properties fo:border-bottom="none" fo:background-color="#dddddd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order-left="0.99pt solid #000000" fo:border-right="none" fo:border-top="none"/>
    </style:style>
    <style:style style:name="ce4" style:family="table-cell" style:parent-style-name="Default">
      <style:table-cell-properties fo:border-bottom="0.99pt solid #000000" fo:border-left="0.99pt solid #000000" fo:border-right="none" fo:border-top="none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solid #000000"/>
      <style:paragraph-properties fo:text-align="center" fo:margin-left="0cm"/>
    </style:style>
    <style:style style:name="ce38" style:family="table-cell" style:parent-style-name="Default">
      <style:table-cell-properties fo:background-color="transparent" fo:border="0.06pt solid #000000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0.99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1.862cm"/>
      <style:paragraph-properties fo:text-align="center"/>
      <style:text-properties fo:font-size="20pt" style:font-size-asian="20pt" style:font-size-complex="20pt"/>
    </style:style>
    <style:style style:name="gr3" style:family="graphic">
      <style:graphic-properties svg:stroke-width="0.2cm" svg:stroke-color="#ffbf00" draw:marker-start-width="0.5cm" draw:marker-end-width="0.5cm" draw:textarea-horizontal-align="center" draw:textarea-vertical-align="middle" fo:padding-top="0.1cm" fo:padding-bottom="0.1cm" fo:padding-left="0.1cm" fo:padding-right="0.1cm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Echantillonnage et occupation mémoire 5 fréq" table:style-name="ta1">
        <table:shapes>
          <draw:frame draw:z-index="0" draw:name="Occupation mémoire en fonction de la fréquence d'échantillonnage 1" draw:style-name="gr1" draw:text-style-name="P1" svg:width="71.276cm" svg:height="24.278cm" svg:x="5.788cm" svg:y="25.18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name="Text Frame 3" draw:style-name="gr2" draw:text-style-name="P3" svg:width="7.801cm" svg:height="1.862cm" svg:x="11.95cm" svg:y="36.032cm">
            <draw:text-box>
              <text:p text:style-name="P2"><text:span text:style-name="T1">Compression MP3</text:span></text:p>
            </draw:text-box>
          </draw:frame>
          <draw:frame draw:z-index="2" draw:name="Text Frame 4" draw:style-name="gr2" draw:text-style-name="P3" svg:width="7.801cm" svg:height="1.862cm" svg:x="22.308cm" svg:y="36.006cm">
            <draw:text-box>
              <text:p text:style-name="P2"><text:span text:style-name="T1">Compression WAV</text:span></text:p>
            </draw:text-box>
          </draw:frame>
          <draw:line draw:z-index="3" draw:name="Line 2" draw:style-name="gr3" draw:text-style-name="P2" svg:x1="20.538cm" svg:y1="27.449cm" svg:x2="20.538cm" svg:y2="46.923cm">
            <text:p/>
          </draw:line>
          <draw:frame draw:z-index="4" draw:style-name="gr1" draw:text-style-name="P1" svg:width="5.514cm" svg:height="8.285cm" svg:x="8.206cm" svg:y="3.455cm">
            <draw:object draw:notify-on-update-of-ranges="'Echantillonnage et occupation mémoire 5 fréq'.C7:'Echantillonnage et occupation mémoire 5 fréq'.E7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5" draw:style-name="gr1" draw:text-style-name="P1" svg:width="5.843cm" svg:height="8.301cm" svg:x="13.592cm" svg:y="3.419cm">
            <draw:object draw:notify-on-update-of-ranges="'Echantillonnage et occupation mémoire 5 fréq'.L7:'Echantillonnage et occupation mémoire 5 fréq'.N7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6" draw:style-name="gr1" draw:text-style-name="P1" svg:width="5.735cm" svg:height="8.062cm" svg:x="19.188cm" svg:y="3.485cm">
            <draw:object draw:notify-on-update-of-ranges="'Echantillonnage et occupation mémoire 5 fréq'.R7:'Echantillonnage et occupation mémoire 5 fréq'.T7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7" draw:style-name="gr1" draw:text-style-name="P1" svg:width="5.548cm" svg:height="8.137cm" svg:x="24.88cm" svg:y="3.519cm">
            <draw:object draw:notify-on-update-of-ranges="'Echantillonnage et occupation mémoire 5 fréq'.X7:'Echantillonnage et occupation mémoire 5 fréq'.Z7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8" draw:style-name="gr1" draw:text-style-name="P1" svg:width="5.381cm" svg:height="8.028cm" svg:x="30.335cm" svg:y="3.551cm">
            <draw:object draw:notify-on-update-of-ranges="'Echantillonnage et occupation mémoire 5 fréq'.AD7:'Echantillonnage et occupation mémoire 5 fréq'.AF7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9" draw:style-name="gr1" draw:text-style-name="P1" svg:width="32.594cm" svg:height="8.659cm" svg:x="6.007cm" svg:y="15.284cm">
            <draw:object draw:notify-on-update-of-ranges="'Echantillonnage et occupation mémoire 5 fréq'.C50:'Echantillonnage et occupation mémoire 5 fréq'.AP50 'Echantillonnage et occupation mémoire 5 fréq'.C51:'Echantillonnage et occupation mémoire 5 fréq'.AP51 'Echantillonnage et occupation mémoire 5 fréq'.C50:'Echantillonnage et occupation mémoire 5 fréq'.C51 'Echantillonnage et occupation mémoire 5 fréq'.E50:'Echantillonnage et occupation mémoire 5 fréq'.E51 'Echantillonnage et occupation mémoire 5 fréq'.C50:'Echantillonnage et occupation mémoire 5 fréq'.C51 'Echantillonnage et occupation mémoire 5 fréq'.M50:'Echantillonnage et occupation mémoire 5 fréq'.M51 'Echantillonnage et occupation mémoire 5 fréq'.C50:'Echantillonnage et occupation mémoire 5 fréq'.C51 'Echantillonnage et occupation mémoire 5 fréq'.N50:'Echantillonnage et occupation mémoire 5 fréq'.N51 'Echantillonnage et occupation mémoire 5 fréq'.C50:'Echantillonnage et occupation mémoire 5 fréq'.C51 'Echantillonnage et occupation mémoire 5 fréq'.S50:'Echantillonnage et occupation mémoire 5 fréq'.S51 'Echantillonnage et occupation mémoire 5 fréq'.C50:'Echantillonnage et occupation mémoire 5 fréq'.C51 'Echantillonnage et occupation mémoire 5 fréq'.T50:'Echantillonnage et occupation mémoire 5 fréq'.T51 'Echantillonnage et occupation mémoire 5 fréq'.C50:'Echantillonnage et occupation mémoire 5 fréq'.C51 'Echantillonnage et occupation mémoire 5 fréq'.Y50:'Echantillonnage et occupation mémoire 5 fréq'.Y51 'Echantillonnage et occupation mémoire 5 fréq'.C50:'Echantillonnage et occupation mémoire 5 fréq'.C51 'Echantillonnage et occupation mémoire 5 fréq'.Z50:'Echantillonnage et occupation mémoire 5 fréq'.Z51 'Echantillonnage et occupation mémoire 5 fréq'.C50:'Echantillonnage et occupation mémoire 5 fréq'.C51 'Echantillonnage et occupation mémoire 5 fréq'.AE50:'Echantillonnage et occupation mémoire 5 fréq'.AE51 'Echantillonnage et occupation mémoire 5 fréq'.C50:'Echantillonnage et occupation mémoire 5 fréq'.C51 'Echantillonnage et occupation mémoire 5 fréq'.AF50:'Echantillonnage et occupation mémoire 5 fréq'.AF51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visibility="collapse" table:default-cell-style-name="ce7"/>
        <table:table-column table:style-name="co4" table:visibility="collapse" table:default-cell-style-name="ce7"/>
        <table:table-column table:style-name="co5" table:visibility="collapse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visibility="collapse" table:default-cell-style-name="ce7"/>
        <table:table-column table:style-name="co4" table:visibility="collapse" table:default-cell-style-name="ce7"/>
        <table:table-column table:style-name="co5" table:visibility="collapse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visibility="collapse" table:default-cell-style-name="ce7"/>
        <table:table-column table:style-name="co4" table:visibility="collapse" table:default-cell-style-name="ce7"/>
        <table:table-column table:style-name="co5" table:visibility="collapse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number-columns-repeated="3" table:default-cell-style-name="Default"/>
        <table:table-row table:style-name="ro1" table:number-rows-repeated="3">
          <table:table-cell table:number-columns-repeated="44"/>
        </table:table-row>
        <table:table-row table:style-name="ro1">
          <table:table-cell table:style-name="ce13" office:value-type="string" calcext:value-type="string" table:number-columns-spanned="2" table:number-rows-spanned="1">
            <text:p>fréquences d’échantillonnage (Hz)</text:p>
          </table:table-cell>
          <table:covered-table-cell table:style-name="ce5"/>
          <table:table-cell table:style-name="ce9" office:value-type="float" office:value="8000" calcext:value-type="float" table:number-columns-spanned="3" table:number-rows-spanned="1">
            <text:p>8000</text:p>
          </table:table-cell>
          <table:covered-table-cell table:style-name="ce6"/>
          <table:covered-table-cell table:style-name="ce34"/>
          <table:table-cell table:style-name="ce9" office:value-type="float" office:value="11025" calcext:value-type="float" table:number-columns-spanned="3" table:number-rows-spanned="1">
            <text:p>11025</text:p>
          </table:table-cell>
          <table:covered-table-cell table:style-name="ce6"/>
          <table:covered-table-cell table:style-name="ce34"/>
          <table:table-cell table:style-name="ce9" office:value-type="float" office:value="16000" calcext:value-type="float" table:number-columns-spanned="3" table:number-rows-spanned="1">
            <text:p>16000</text:p>
          </table:table-cell>
          <table:covered-table-cell table:style-name="ce6"/>
          <table:covered-table-cell table:style-name="ce34"/>
          <table:table-cell table:style-name="ce9" office:value-type="float" office:value="22050" calcext:value-type="float" table:number-columns-spanned="3" table:number-rows-spanned="1">
            <text:p>22050</text:p>
          </table:table-cell>
          <table:covered-table-cell table:style-name="ce6"/>
          <table:covered-table-cell table:style-name="ce34"/>
          <table:table-cell table:style-name="ce9" office:value-type="float" office:value="32000" calcext:value-type="float" table:number-columns-spanned="3" table:number-rows-spanned="1">
            <text:p>32000</text:p>
          </table:table-cell>
          <table:covered-table-cell table:style-name="ce6"/>
          <table:covered-table-cell table:style-name="ce34"/>
          <table:table-cell table:style-name="ce9" office:value-type="float" office:value="44100" calcext:value-type="float" table:number-columns-spanned="3" table:number-rows-spanned="1">
            <text:p>44100</text:p>
          </table:table-cell>
          <table:covered-table-cell table:style-name="ce6"/>
          <table:covered-table-cell table:style-name="ce34"/>
          <table:table-cell table:style-name="ce9" office:value-type="float" office:value="48000" calcext:value-type="float" table:number-columns-spanned="3" table:number-rows-spanned="1">
            <text:p>48000</text:p>
          </table:table-cell>
          <table:covered-table-cell table:style-name="ce6"/>
          <table:covered-table-cell table:style-name="ce34"/>
          <table:table-cell table:style-name="ce9" office:value-type="float" office:value="88200" calcext:value-type="float" table:number-columns-spanned="3" table:number-rows-spanned="1">
            <text:p>88200</text:p>
          </table:table-cell>
          <table:covered-table-cell table:style-name="ce6"/>
          <table:covered-table-cell table:style-name="ce34"/>
          <table:table-cell table:style-name="ce9" office:value-type="float" office:value="96000" calcext:value-type="float" table:number-columns-spanned="3" table:number-rows-spanned="1">
            <text:p>96000</text:p>
          </table:table-cell>
          <table:covered-table-cell table:style-name="ce6"/>
          <table:covered-table-cell table:style-name="ce34"/>
          <table:table-cell table:style-name="ce9" office:value-type="float" office:value="176400" calcext:value-type="float" table:number-columns-spanned="3" table:number-rows-spanned="1">
            <text:p>176400</text:p>
          </table:table-cell>
          <table:covered-table-cell table:style-name="ce6"/>
          <table:covered-table-cell table:style-name="ce34"/>
          <table:table-cell table:style-name="ce9" office:value-type="float" office:value="192000" calcext:value-type="float" table:number-columns-spanned="3" table:number-rows-spanned="1">
            <text:p>192000</text:p>
          </table:table-cell>
          <table:covered-table-cell table:style-name="ce6"/>
          <table:covered-table-cell table:style-name="ce34"/>
          <table:table-cell table:style-name="ce9" office:value-type="float" office:value="352800" calcext:value-type="float" table:number-columns-spanned="3" table:number-rows-spanned="1">
            <text:p>352800</text:p>
          </table:table-cell>
          <table:covered-table-cell table:style-name="ce6"/>
          <table:covered-table-cell table:style-name="ce34"/>
          <table:table-cell table:style-name="ce9" office:value-type="float" office:value="384000" calcext:value-type="float" table:number-columns-spanned="3" table:number-rows-spanned="1">
            <text:p>384000</text:p>
          </table:table-cell>
          <table:covered-table-cell table:style-name="ce6"/>
          <table:covered-table-cell table:style-name="ce34"/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/>
          <table:table-cell table:style-name="ce7"/>
          <table:table-cell table:style-name="ce14"/>
          <table:table-cell table:style-name="ce12"/>
          <table:table-cell table:style-name="ce8"/>
          <table:table-cell table:style-name="ce15"/>
          <table:table-cell table:style-name="ce10"/>
          <table:table-cell table:style-name="ce7"/>
          <table:table-cell table:style-name="ce14"/>
          <table:table-cell table:style-name="ce10"/>
          <table:table-cell table:style-name="ce7"/>
          <table:table-cell table:style-name="ce14"/>
          <table:table-cell table:style-name="ce10"/>
          <table:table-cell/>
          <table:table-cell table:style-name="ce14"/>
          <table:table-cell table:style-name="ce12"/>
          <table:table-cell table:style-name="ce8"/>
          <table:table-cell table:style-name="ce15"/>
          <table:table-cell table:style-name="ce10"/>
          <table:table-cell/>
          <table:table-cell table:style-name="ce14"/>
          <table:table-cell table:style-name="ce10"/>
          <table:table-cell/>
          <table:table-cell table:style-name="ce14"/>
          <table:table-cell table:style-name="ce12"/>
          <table:table-cell table:style-name="ce8"/>
          <table:table-cell table:style-name="ce15"/>
          <table:table-cell table:style-name="ce12"/>
          <table:table-cell table:style-name="ce8"/>
          <table:table-cell table:style-name="ce15"/>
          <table:table-cell table:style-name="ce10"/>
          <table:table-cell table:style-name="ce7"/>
          <table:table-cell table:style-name="ce14"/>
          <table:table-cell table:style-name="ce10"/>
          <table:table-cell table:style-name="ce7"/>
          <table:table-cell table:style-name="ce14"/>
          <table:table-cell table:style-name="ce12"/>
          <table:table-cell table:style-name="ce8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Nombre d’élèves</text:p>
          </table:table-cell>
          <table:table-cell table:style-name="ce6"/>
          <table:table-cell table:style-name="ce11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33"/>
          <table:table-cell table:style-name="ce11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33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33"/>
          <table:table-cell table:style-name="ce10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3"/>
          <table:table-cell table:style-name="ce11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3"/>
          <table:table-cell table:style-name="ce11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33" office:value-type="float" office:value="6" calcext:value-type="float">
            <text:p>6</text:p>
          </table:table-cell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3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3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3"/>
          <table:table-cell table:number-columns-repeated="3"/>
        </table:table-row>
        <table:table-row table:style-name="ro1" table:number-rows-repeated="17">
          <table:table-cell table:number-columns-repeated="14"/>
          <table:table-cell table:style-name="Default" table:number-columns-repeated="15"/>
          <table:table-cell table:number-columns-repeated="15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14"/>
          <table:table-cell table:style-name="Default" table:number-columns-repeated="15"/>
          <table:table-cell table:number-columns-repeated="15"/>
        </table:table-row>
        <table:table-row table:style-name="ro1">
          <table:table-cell table:number-columns-repeated="44"/>
        </table:table-row>
        <table:table-row table:style-name="ro1" table:visibility="collapse" table:number-rows-repeated="21">
          <table:table-cell table:number-columns-repeated="14"/>
          <table:table-cell table:style-name="Default" table:number-columns-repeated="15"/>
          <table:table-cell table:number-columns-repeated="15"/>
        </table:table-row>
        <table:table-row table:style-name="ro1">
          <table:table-cell table:number-columns-repeated="44"/>
        </table:table-row>
        <table:table-row table:style-name="ro2">
          <table:table-cell table:style-name="ce13" office:value-type="string" calcext:value-type="string" table:number-columns-spanned="2" table:number-rows-spanned="1">
            <text:p>fréquences d’échantillonnage (kHz)</text:p>
          </table:table-cell>
          <table:covered-table-cell/>
          <table:table-cell table:style-name="ce9" table:formula="of:=[.C4]/1000" office:value-type="float" office:value="8" calcext:value-type="float" table:number-columns-spanned="3" table:number-rows-spanned="1">
            <text:p>8</text:p>
          </table:table-cell>
          <table:covered-table-cell table:style-name="ce6"/>
          <table:covered-table-cell table:style-name="ce34"/>
          <table:table-cell table:style-name="ce9" table:formula="of:=[.F4]/1000" office:value-type="float" office:value="11.025" calcext:value-type="float" table:number-columns-spanned="3" table:number-rows-spanned="1">
            <text:p>11.025</text:p>
          </table:table-cell>
          <table:covered-table-cell table:style-name="ce6"/>
          <table:covered-table-cell table:style-name="ce34"/>
          <table:table-cell table:style-name="ce9" table:formula="of:=[.I4]/1000" office:value-type="float" office:value="16" calcext:value-type="float" table:number-columns-spanned="3" table:number-rows-spanned="1">
            <text:p>16</text:p>
          </table:table-cell>
          <table:covered-table-cell table:style-name="ce6"/>
          <table:covered-table-cell table:style-name="ce34"/>
          <table:table-cell table:style-name="ce9" table:formula="of:=[.L4]/1000" office:value-type="float" office:value="22.05" calcext:value-type="float" table:number-columns-spanned="3" table:number-rows-spanned="1">
            <text:p>22.05</text:p>
          </table:table-cell>
          <table:covered-table-cell table:style-name="ce6"/>
          <table:covered-table-cell table:style-name="ce34"/>
          <table:table-cell table:style-name="ce9" table:formula="of:=[.O4]/1000" office:value-type="float" office:value="32" calcext:value-type="float" table:number-columns-spanned="3" table:number-rows-spanned="1">
            <text:p>32</text:p>
          </table:table-cell>
          <table:covered-table-cell table:style-name="ce6"/>
          <table:covered-table-cell table:style-name="ce34"/>
          <table:table-cell table:style-name="ce9" table:formula="of:=[.R4]/1000" office:value-type="float" office:value="44.1" calcext:value-type="float" table:number-columns-spanned="3" table:number-rows-spanned="1">
            <text:p>44.1</text:p>
          </table:table-cell>
          <table:covered-table-cell table:style-name="ce6"/>
          <table:covered-table-cell table:style-name="ce34"/>
          <table:table-cell table:style-name="ce9" table:formula="of:=[.U4]/1000" office:value-type="float" office:value="48" calcext:value-type="float" table:number-columns-spanned="3" table:number-rows-spanned="1">
            <text:p>48</text:p>
          </table:table-cell>
          <table:covered-table-cell table:style-name="ce6"/>
          <table:covered-table-cell table:style-name="ce34"/>
          <table:table-cell table:style-name="ce44" table:formula="of:=[.X4]/1000" office:value-type="float" office:value="88.2" calcext:value-type="float" table:number-columns-spanned="3" table:number-rows-spanned="1">
            <text:p>88.2</text:p>
          </table:table-cell>
          <table:covered-table-cell table:style-name="ce47"/>
          <table:covered-table-cell table:style-name="ce49"/>
          <table:table-cell table:style-name="ce44" table:formula="of:=[.AA4]/1000" office:value-type="float" office:value="96" calcext:value-type="float" table:number-columns-spanned="3" table:number-rows-spanned="1">
            <text:p>96</text:p>
          </table:table-cell>
          <table:covered-table-cell table:style-name="ce47"/>
          <table:covered-table-cell table:style-name="ce49"/>
          <table:table-cell table:style-name="ce44" table:formula="of:=[.AD4]/1000" office:value-type="float" office:value="176.4" calcext:value-type="float" table:number-columns-spanned="3" table:number-rows-spanned="1">
            <text:p>176.4</text:p>
          </table:table-cell>
          <table:covered-table-cell table:style-name="ce47"/>
          <table:covered-table-cell table:style-name="ce49"/>
          <table:table-cell table:style-name="ce44" table:formula="of:=[.AG4]/1000" office:value-type="float" office:value="192" calcext:value-type="float" table:number-columns-spanned="3" table:number-rows-spanned="1">
            <text:p>192</text:p>
          </table:table-cell>
          <table:covered-table-cell table:style-name="ce47"/>
          <table:covered-table-cell table:style-name="ce49"/>
          <table:table-cell table:style-name="ce44" table:formula="of:=[.AJ4]/1000" office:value-type="float" office:value="352.8" calcext:value-type="float" table:number-columns-spanned="3" table:number-rows-spanned="1">
            <text:p>352.8</text:p>
          </table:table-cell>
          <table:covered-table-cell table:style-name="ce47"/>
          <table:covered-table-cell table:style-name="ce49"/>
          <table:table-cell table:style-name="ce44" table:formula="of:=[.AM4]/1000" office:value-type="float" office:value="384" calcext:value-type="float" table:number-columns-spanned="3" table:number-rows-spanned="1">
            <text:p>384</text:p>
          </table:table-cell>
          <table:covered-table-cell table:style-name="ce47"/>
          <table:covered-table-cell table:style-name="ce49"/>
          <table:table-cell table:style-name="ce61" table:number-columns-spanned="3" table:number-rows-spanned="1"/>
          <table:covered-table-cell table:number-columns-repeated="2"/>
        </table:table-row>
        <table:table-row table:style-name="ro3">
          <table:table-cell table:style-name="ce20" office:value-type="string" calcext:value-type="string" table:number-columns-spanned="2" table:number-rows-spanned="1">
            <text:p>taille du fichier son (Mo) – enseignant</text:p>
          </table:table-cell>
          <table:covered-table-cell table:style-name="ce25"/>
          <table:table-cell table:style-name="ce30" office:value-type="float" office:value="1.2" calcext:value-type="float" table:number-columns-spanned="3" table:number-rows-spanned="1">
            <text:p>1.2</text:p>
          </table:table-cell>
          <table:covered-table-cell table:number-columns-repeated="2" table:style-name="ce25"/>
          <table:table-cell table:style-name="ce30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5"/>
          <table:table-cell table:style-name="ce30" office:value-type="float" office:value="2.2" calcext:value-type="float" table:number-columns-spanned="3" table:number-rows-spanned="1">
            <text:p>2.2</text:p>
          </table:table-cell>
          <table:covered-table-cell table:number-columns-repeated="2" table:style-name="ce25"/>
          <table:table-cell table:style-name="ce30" office:value-type="float" office:value="2.9" calcext:value-type="float" table:number-columns-spanned="3" table:number-rows-spanned="1">
            <text:p>2.9</text:p>
          </table:table-cell>
          <table:covered-table-cell table:number-columns-repeated="2" table:style-name="ce25"/>
          <table:table-cell table:style-name="ce3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5"/>
          <table:table-cell table:style-name="ce30" office:value-type="float" office:value="4.3" calcext:value-type="float" table:number-columns-spanned="3" table:number-rows-spanned="1">
            <text:p>4.3</text:p>
          </table:table-cell>
          <table:covered-table-cell table:number-columns-repeated="2" table:style-name="ce25"/>
          <table:table-cell table:style-name="ce30" office:value-type="float" office:value="4.8" calcext:value-type="float" table:number-columns-spanned="3" table:number-rows-spanned="1">
            <text:p>4.8</text:p>
          </table:table-cell>
          <table:covered-table-cell table:number-columns-repeated="2" table:style-name="ce25"/>
          <table:table-cell table:style-name="ce45" office:value-type="float" office:value="80.7" calcext:value-type="float" table:number-columns-spanned="3" table:number-rows-spanned="1">
            <text:p>80.7</text:p>
          </table:table-cell>
          <table:covered-table-cell table:number-columns-repeated="2" table:style-name="ce48"/>
          <table:table-cell table:style-name="ce45" office:value-type="float" office:value="87.9" calcext:value-type="float" table:number-columns-spanned="3" table:number-rows-spanned="1">
            <text:p>87.9</text:p>
          </table:table-cell>
          <table:covered-table-cell table:number-columns-repeated="2" table:style-name="ce48"/>
          <table:table-cell table:style-name="ce45" office:value-type="float" office:value="161.5" calcext:value-type="float" table:number-columns-spanned="3" table:number-rows-spanned="1">
            <text:p>161.5</text:p>
          </table:table-cell>
          <table:covered-table-cell table:number-columns-repeated="2" table:style-name="ce48"/>
          <table:table-cell table:style-name="ce45" office:value-type="float" office:value="175.8" calcext:value-type="float" table:number-columns-spanned="3" table:number-rows-spanned="1">
            <text:p>175.8</text:p>
          </table:table-cell>
          <table:covered-table-cell table:number-columns-repeated="2" table:style-name="ce48"/>
          <table:table-cell table:style-name="ce45" office:value-type="float" office:value="323" calcext:value-type="float" table:number-columns-spanned="3" table:number-rows-spanned="1">
            <text:p>323</text:p>
          </table:table-cell>
          <table:covered-table-cell table:number-columns-repeated="2" table:style-name="ce48"/>
          <table:table-cell table:style-name="ce45" office:value-type="float" office:value="351.5" calcext:value-type="float" table:number-columns-spanned="3" table:number-rows-spanned="1">
            <text:p>351.5</text:p>
          </table:table-cell>
          <table:covered-table-cell table:number-columns-repeated="2" table:style-name="ce48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2" table:number-rows-spanned="1">
            <text:p>format de compressio</text:p>
          </table:table-cell>
          <table:covered-table-cell table:style-name="ce41"/>
          <table:table-cell table:style-name="ce42" office:value-type="string" calcext:value-type="string" table:number-columns-spanned="21" table:number-rows-spanned="1">
            <text:p>mp3</text:p>
          </table:table-cell>
          <table:covered-table-cell table:number-columns-repeated="11" table:style-name="ce41"/>
          <table:covered-table-cell table:number-columns-repeated="9" table:style-name="ce43"/>
          <table:table-cell table:style-name="ce46" office:value-type="string" calcext:value-type="string" table:number-columns-spanned="18" table:number-rows-spanned="1">
            <text:p>wav</text:p>
          </table:table-cell>
          <table:covered-table-cell table:number-columns-repeated="5" table:style-name="ce43"/>
          <table:covered-table-cell table:number-columns-repeated="12" table:style-name="ce41"/>
          <table:table-cell table:number-columns-repeated="3"/>
        </table:table-row>
        <table:table-row table:style-name="ro1" table:number-rows-repeated="1048523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Echantillonnage et qualité" table:style-name="ta1">
        <table:shapes>
          <draw:frame draw:z-index="0" draw:style-name="gr1" draw:text-style-name="P1" svg:width="5.607cm" svg:height="8.993cm" svg:x="5.807cm" svg:y="12.795cm">
            <draw:object draw:notify-on-update-of-ranges="'Echantillonnage et qualité'.C26:'Echantillonnage et qualité'.E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296cm" svg:height="9.031cm" svg:x="11.456cm" svg:y="12.681cm">
            <draw:object draw:notify-on-update-of-ranges="'Echantillonnage et qualité'.F26:'Echantillonnage et qualité'.H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323cm" svg:height="8.993cm" svg:x="16.895cm" svg:y="12.757cm">
            <draw:object draw:notify-on-update-of-ranges="'Echantillonnage et qualité'.I26:'Echantillonnage et qualité'.K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368cm" svg:height="9.03cm" svg:x="22.48cm" svg:y="12.72cm">
            <draw:object draw:notify-on-update-of-ranges="'Echantillonnage et qualité'.L26:'Echantillonnage et qualité'.N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152cm" svg:height="8.993cm" svg:x="27.811cm" svg:y="12.72cm">
            <draw:object draw:notify-on-update-of-ranges="'Echantillonnage et qualité'.O26:'Echantillonnage et qualité'.Q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5.181cm" svg:height="8.843cm" svg:x="33.504cm" svg:y="12.794cm">
            <draw:object draw:notify-on-update-of-ranges="'Echantillonnage et qualité'.R26:'Echantillonnage et qualité'.T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5.152cm" svg:height="8.842cm" svg:x="38.908cm" svg:y="12.795cm">
            <draw:object draw:notify-on-update-of-ranges="'Echantillonnage et qualité'.U26:'Echantillonnage et qualité'.W2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5.223cm" svg:height="8.843cm" svg:x="44.312cm" svg:y="12.756cm">
            <draw:object draw:notify-on-update-of-ranges="'Echantillonnage et qualité'.X26:'Echantillonnage et qualité'.Z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5.286cm" svg:height="8.999cm" svg:x="49.722cm" svg:y="12.705cm">
            <draw:object draw:notify-on-update-of-ranges="'Echantillonnage et qualité'.AA26:'Echantillonnage et qualité'.AC2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5.188cm" svg:height="8.993cm" svg:x="55.189cm" svg:y="12.72cm">
            <draw:object draw:notify-on-update-of-ranges="'Echantillonnage et qualité'.AD26:'Echantillonnage et qualité'.AF2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5.38cm" svg:height="8.999cm" svg:x="60.629cm" svg:y="12.705cm">
            <draw:object draw:notify-on-update-of-ranges="'Echantillonnage et qualité'.AG26:'Echantillonnage et qualité'.AI2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5.303cm" svg:height="8.999cm" svg:x="66.183cm" svg:y="12.702cm">
            <draw:object draw:notify-on-update-of-ranges="'Echantillonnage et qualité'.AJ26:'Echantillonnage et qualité'.AL2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5.231cm" svg:height="8.999cm" svg:x="71.659cm" svg:y="12.729cm">
            <draw:object draw:notify-on-update-of-ranges="'Echantillonnage et qualité'.AM26:'Echantillonnage et qualité'.AO2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 table:number-rows-repeated="3">
          <table:table-cell table:number-columns-repeated="44"/>
        </table:table-row>
        <table:table-row table:style-name="ro1">
          <table:table-cell table:style-name="ce13" office:value-type="string" calcext:value-type="string" table:number-columns-spanned="2" table:number-rows-spanned="1">
            <text:p>fréquences d’échantillonnage (Hz)</text:p>
          </table:table-cell>
          <table:covered-table-cell table:style-name="ce5"/>
          <table:table-cell table:style-name="ce9" office:value-type="float" office:value="8000" calcext:value-type="float" table:number-columns-spanned="3" table:number-rows-spanned="1">
            <text:p>8000</text:p>
          </table:table-cell>
          <table:covered-table-cell table:style-name="ce6"/>
          <table:covered-table-cell table:style-name="ce34"/>
          <table:table-cell table:style-name="ce9" office:value-type="float" office:value="11025" calcext:value-type="float" table:number-columns-spanned="3" table:number-rows-spanned="1">
            <text:p>11025</text:p>
          </table:table-cell>
          <table:covered-table-cell table:style-name="ce6"/>
          <table:covered-table-cell table:style-name="ce34"/>
          <table:table-cell table:style-name="ce9" office:value-type="float" office:value="16000" calcext:value-type="float" table:number-columns-spanned="3" table:number-rows-spanned="1">
            <text:p>16000</text:p>
          </table:table-cell>
          <table:covered-table-cell table:style-name="ce6"/>
          <table:covered-table-cell table:style-name="ce34"/>
          <table:table-cell table:style-name="ce9" office:value-type="float" office:value="22050" calcext:value-type="float" table:number-columns-spanned="3" table:number-rows-spanned="1">
            <text:p>22050</text:p>
          </table:table-cell>
          <table:covered-table-cell table:style-name="ce6"/>
          <table:covered-table-cell table:style-name="ce34"/>
          <table:table-cell table:style-name="ce9" office:value-type="float" office:value="32000" calcext:value-type="float" table:number-columns-spanned="3" table:number-rows-spanned="1">
            <text:p>32000</text:p>
          </table:table-cell>
          <table:covered-table-cell table:style-name="ce6"/>
          <table:covered-table-cell table:style-name="ce34"/>
          <table:table-cell table:style-name="ce9" office:value-type="float" office:value="44100" calcext:value-type="float" table:number-columns-spanned="3" table:number-rows-spanned="1">
            <text:p>44100</text:p>
          </table:table-cell>
          <table:covered-table-cell table:style-name="ce6"/>
          <table:covered-table-cell table:style-name="ce34"/>
          <table:table-cell table:style-name="ce9" office:value-type="float" office:value="48000" calcext:value-type="float" table:number-columns-spanned="3" table:number-rows-spanned="1">
            <text:p>48000</text:p>
          </table:table-cell>
          <table:covered-table-cell table:style-name="ce6"/>
          <table:covered-table-cell table:style-name="ce34"/>
          <table:table-cell table:style-name="ce9" office:value-type="float" office:value="88200" calcext:value-type="float" table:number-columns-spanned="3" table:number-rows-spanned="1">
            <text:p>88200</text:p>
          </table:table-cell>
          <table:covered-table-cell table:style-name="ce6"/>
          <table:covered-table-cell table:style-name="ce34"/>
          <table:table-cell table:style-name="ce9" office:value-type="float" office:value="96000" calcext:value-type="float" table:number-columns-spanned="3" table:number-rows-spanned="1">
            <text:p>96000</text:p>
          </table:table-cell>
          <table:covered-table-cell table:style-name="ce6"/>
          <table:covered-table-cell table:style-name="ce34"/>
          <table:table-cell table:style-name="ce9" office:value-type="float" office:value="176400" calcext:value-type="float" table:number-columns-spanned="3" table:number-rows-spanned="1">
            <text:p>176400</text:p>
          </table:table-cell>
          <table:covered-table-cell table:style-name="ce6"/>
          <table:covered-table-cell table:style-name="ce34"/>
          <table:table-cell table:style-name="ce9" office:value-type="float" office:value="192000" calcext:value-type="float" table:number-columns-spanned="3" table:number-rows-spanned="1">
            <text:p>192000</text:p>
          </table:table-cell>
          <table:covered-table-cell table:style-name="ce6"/>
          <table:covered-table-cell table:style-name="ce34"/>
          <table:table-cell table:style-name="ce9" office:value-type="float" office:value="352800" calcext:value-type="float" table:number-columns-spanned="3" table:number-rows-spanned="1">
            <text:p>352800</text:p>
          </table:table-cell>
          <table:covered-table-cell table:style-name="ce6"/>
          <table:covered-table-cell table:style-name="ce34"/>
          <table:table-cell table:style-name="ce9" office:value-type="float" office:value="384000" calcext:value-type="float" table:number-columns-spanned="3" table:number-rows-spanned="1">
            <text:p>384000</text:p>
          </table:table-cell>
          <table:covered-table-cell table:style-name="ce6"/>
          <table:covered-table-cell table:style-name="ce34"/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/>
          <table:table-cell table:style-name="ce7"/>
          <table:table-cell table:style-name="ce14"/>
          <table:table-cell table:style-name="ce12"/>
          <table:table-cell table:style-name="ce8"/>
          <table:table-cell table:style-name="ce15"/>
          <table:table-cell table:style-name="ce10"/>
          <table:table-cell table:style-name="ce7"/>
          <table:table-cell table:style-name="ce14"/>
          <table:table-cell table:style-name="ce10"/>
          <table:table-cell table:style-name="ce7"/>
          <table:table-cell table:style-name="ce14"/>
          <table:table-cell table:style-name="ce10"/>
          <table:table-cell/>
          <table:table-cell table:style-name="ce14"/>
          <table:table-cell table:style-name="ce12"/>
          <table:table-cell table:style-name="ce8"/>
          <table:table-cell table:style-name="ce15"/>
          <table:table-cell table:style-name="ce10"/>
          <table:table-cell/>
          <table:table-cell table:style-name="ce14"/>
          <table:table-cell table:style-name="ce10"/>
          <table:table-cell/>
          <table:table-cell table:style-name="ce14"/>
          <table:table-cell table:style-name="ce12"/>
          <table:table-cell table:style-name="ce8"/>
          <table:table-cell table:style-name="ce15"/>
          <table:table-cell table:style-name="ce12"/>
          <table:table-cell table:style-name="ce8"/>
          <table:table-cell table:style-name="ce15"/>
          <table:table-cell table:style-name="ce10"/>
          <table:table-cell table:style-name="ce7"/>
          <table:table-cell table:style-name="ce14"/>
          <table:table-cell table:style-name="ce10"/>
          <table:table-cell table:style-name="ce7"/>
          <table:table-cell table:style-name="ce14"/>
          <table:table-cell table:style-name="ce12"/>
          <table:table-cell table:style-name="ce8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Elève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34"/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34"/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number-columns-repeated="3"/>
        </table:table-row>
        <table:table-row table:style-name="ro1">
          <table:table-cell table:style-name="ce3" table:formula="of:=[.A7]" office:value-type="string" office:string-value="Elève" calcext:value-type="string">
            <text:p>Elève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7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8]" office:value-type="string" office:string-value="Elève" calcext:value-type="string">
            <text:p>Elève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8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9]" office:value-type="string" office:string-value="Elève" calcext:value-type="string">
            <text:p>Elève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9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0]" office:value-type="string" office:string-value="Elève" calcext:value-type="string">
            <text:p>Elève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0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1]" office:value-type="string" office:string-value="Elève" calcext:value-type="string">
            <text:p>Elève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1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2]" office:value-type="string" office:string-value="Elève" calcext:value-type="string">
            <text:p>Elève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2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3]" office:value-type="string" office:string-value="Elève" calcext:value-type="string">
            <text:p>Elève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3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4]" office:value-type="string" office:string-value="Elève" calcext:value-type="string">
            <text:p>Elève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4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5]" office:value-type="string" office:string-value="Elève" calcext:value-type="string">
            <text:p>Elève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5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6]" office:value-type="string" office:string-value="Elève" calcext:value-type="string">
            <text:p>Elève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6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7]" office:value-type="string" office:string-value="Elève" calcext:value-type="string">
            <text:p>Elève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7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8]" office:value-type="string" office:string-value="Elève" calcext:value-type="string">
            <text:p>Elève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8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9]" office:value-type="string" office:string-value="Elève" calcext:value-type="string">
            <text:p>Elève</text:p>
          </table:table-cell>
          <table:table-cell table:style-name="ce7" office:value-type="float" office:value="14" calcext:value-type="float">
            <text:p>14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table:formula="of:=[.F19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20]" office:value-type="string" office:string-value="Elève" calcext:value-type="string">
            <text:p>Elève</text:p>
          </table:table-cell>
          <table:table-cell table:style-name="ce7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21]" office:value-type="string" office:string-value="Elève" calcext:value-type="string">
            <text:p>Elève</text:p>
          </table:table-cell>
          <table:table-cell table:style-name="ce7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3" table:formula="of:=[.A22]" office:value-type="string" office:string-value="Elève" calcext:value-type="string">
            <text:p>Elève</text:p>
          </table:table-cell>
          <table:table-cell table:style-name="ce7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" table:formula="of:=[.A23]" office:value-type="string" office:string-value="Elève" calcext:value-type="string">
            <text:p>Elève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number-columns-repeated="3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7" table:formula="of:=SUM([.C7:.C24])" office:value-type="float" office:value="17" calcext:value-type="float">
            <text:p>17</text:p>
          </table:table-cell>
          <table:table-cell table:style-name="ce7" table:formula="of:=SUM([.D7:.D24])" office:value-type="float" office:value="1" calcext:value-type="float">
            <text:p>1</text:p>
          </table:table-cell>
          <table:table-cell table:style-name="ce7" table:formula="of:=SUM([.E7:.E24])" office:value-type="float" office:value="0" calcext:value-type="float">
            <text:p>0</text:p>
          </table:table-cell>
          <table:table-cell table:style-name="ce7" table:formula="of:=SUM([.F7:.F24])" office:value-type="float" office:value="17" calcext:value-type="float">
            <text:p>17</text:p>
          </table:table-cell>
          <table:table-cell table:style-name="ce7" table:formula="of:=SUM([.G7:.G24])" office:value-type="float" office:value="1" calcext:value-type="float">
            <text:p>1</text:p>
          </table:table-cell>
          <table:table-cell table:style-name="ce7" table:formula="of:=SUM([.H7:.H24])" office:value-type="float" office:value="0" calcext:value-type="float">
            <text:p>0</text:p>
          </table:table-cell>
          <table:table-cell table:style-name="ce7" table:formula="of:=SUM([.I7:.I24])" office:value-type="float" office:value="15" calcext:value-type="float">
            <text:p>15</text:p>
          </table:table-cell>
          <table:table-cell table:style-name="ce7" table:formula="of:=SUM([.J7:.J24])" office:value-type="float" office:value="3" calcext:value-type="float">
            <text:p>3</text:p>
          </table:table-cell>
          <table:table-cell table:style-name="ce7" table:formula="of:=SUM([.K7:.K24])" office:value-type="float" office:value="0" calcext:value-type="float">
            <text:p>0</text:p>
          </table:table-cell>
          <table:table-cell table:style-name="ce7" table:formula="of:=SUM([.L7:.L24])" office:value-type="float" office:value="11" calcext:value-type="float">
            <text:p>11</text:p>
          </table:table-cell>
          <table:table-cell table:style-name="ce7" table:formula="of:=SUM([.M7:.M24])" office:value-type="float" office:value="7" calcext:value-type="float">
            <text:p>7</text:p>
          </table:table-cell>
          <table:table-cell table:style-name="ce7" table:formula="of:=SUM([.N7:.N24])" office:value-type="float" office:value="0" calcext:value-type="float">
            <text:p>0</text:p>
          </table:table-cell>
          <table:table-cell table:formula="of:=SUM([.O7:.O24])" office:value-type="float" office:value="8" calcext:value-type="float">
            <text:p>8</text:p>
          </table:table-cell>
          <table:table-cell table:formula="of:=SUM([.P7:.P24])" office:value-type="float" office:value="9" calcext:value-type="float">
            <text:p>9</text:p>
          </table:table-cell>
          <table:table-cell table:formula="of:=SUM([.Q7:.Q24])" office:value-type="float" office:value="1" calcext:value-type="float">
            <text:p>1</text:p>
          </table:table-cell>
          <table:table-cell table:formula="of:=SUM([.R7:.R24])" office:value-type="float" office:value="4" calcext:value-type="float">
            <text:p>4</text:p>
          </table:table-cell>
          <table:table-cell table:formula="of:=SUM([.S7:.S24])" office:value-type="float" office:value="10" calcext:value-type="float">
            <text:p>10</text:p>
          </table:table-cell>
          <table:table-cell table:formula="of:=SUM([.T7:.T24])" office:value-type="float" office:value="4" calcext:value-type="float">
            <text:p>4</text:p>
          </table:table-cell>
          <table:table-cell table:formula="of:=SUM([.U7:.U24])" office:value-type="float" office:value="2" calcext:value-type="float">
            <text:p>2</text:p>
          </table:table-cell>
          <table:table-cell table:formula="of:=SUM([.V7:.V24])" office:value-type="float" office:value="8" calcext:value-type="float">
            <text:p>8</text:p>
          </table:table-cell>
          <table:table-cell table:formula="of:=SUM([.W7:.W24])" office:value-type="float" office:value="8" calcext:value-type="float">
            <text:p>8</text:p>
          </table:table-cell>
          <table:table-cell table:formula="of:=SUM([.X7:.X24])" office:value-type="float" office:value="0" calcext:value-type="float">
            <text:p>0</text:p>
          </table:table-cell>
          <table:table-cell table:formula="of:=SUM([.Y7:.Y24])" office:value-type="float" office:value="5" calcext:value-type="float">
            <text:p>5</text:p>
          </table:table-cell>
          <table:table-cell table:formula="of:=SUM([.Z7:.Z24])" office:value-type="float" office:value="13" calcext:value-type="float">
            <text:p>13</text:p>
          </table:table-cell>
          <table:table-cell table:formula="of:=SUM([.AA7:.AA24])" office:value-type="float" office:value="0" calcext:value-type="float">
            <text:p>0</text:p>
          </table:table-cell>
          <table:table-cell table:formula="of:=SUM([.AB7:.AB24])" office:value-type="float" office:value="3" calcext:value-type="float">
            <text:p>3</text:p>
          </table:table-cell>
          <table:table-cell table:formula="of:=SUM([.AC7:.AC24])" office:value-type="float" office:value="15" calcext:value-type="float">
            <text:p>15</text:p>
          </table:table-cell>
          <table:table-cell table:style-name="ce7" table:formula="of:=SUM([.AD7:.AD24])" office:value-type="float" office:value="0" calcext:value-type="float">
            <text:p>0</text:p>
          </table:table-cell>
          <table:table-cell table:style-name="ce7" table:formula="of:=SUM([.AE7:.AE24])" office:value-type="float" office:value="3" calcext:value-type="float">
            <text:p>3</text:p>
          </table:table-cell>
          <table:table-cell table:style-name="ce7" table:formula="of:=SUM([.AF7:.AF24])" office:value-type="float" office:value="15" calcext:value-type="float">
            <text:p>15</text:p>
          </table:table-cell>
          <table:table-cell table:style-name="ce7" table:formula="of:=SUM([.AG7:.AG24])" office:value-type="float" office:value="0" calcext:value-type="float">
            <text:p>0</text:p>
          </table:table-cell>
          <table:table-cell table:style-name="ce7" table:formula="of:=SUM([.AH7:.AH24])" office:value-type="float" office:value="3" calcext:value-type="float">
            <text:p>3</text:p>
          </table:table-cell>
          <table:table-cell table:style-name="ce7" table:formula="of:=SUM([.AI7:.AI24])" office:value-type="float" office:value="15" calcext:value-type="float">
            <text:p>15</text:p>
          </table:table-cell>
          <table:table-cell table:style-name="ce7" table:formula="of:=SUM([.AJ7:.AJ24])" office:value-type="float" office:value="0" calcext:value-type="float">
            <text:p>0</text:p>
          </table:table-cell>
          <table:table-cell table:style-name="ce7" table:formula="of:=SUM([.AK7:.AK24])" office:value-type="float" office:value="3" calcext:value-type="float">
            <text:p>3</text:p>
          </table:table-cell>
          <table:table-cell table:style-name="ce7" table:formula="of:=SUM([.AL7:.AL24])" office:value-type="float" office:value="15" calcext:value-type="float">
            <text:p>15</text:p>
          </table:table-cell>
          <table:table-cell table:style-name="ce7" table:formula="of:=SUM([.AM7:.AM24])" office:value-type="float" office:value="0" calcext:value-type="float">
            <text:p>0</text:p>
          </table:table-cell>
          <table:table-cell table:style-name="ce7" table:formula="of:=SUM([.AN7:.AN24])" office:value-type="float" office:value="3" calcext:value-type="float">
            <text:p>3</text:p>
          </table:table-cell>
          <table:table-cell table:style-name="ce7" table:formula="of:=SUM([.AO7:.AO24])"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number-rows-repeated="23">
          <table:table-cell table:number-columns-repeated="44"/>
        </table:table-row>
        <table:table-row table:style-name="ro2">
          <table:table-cell table:style-name="ce13" office:value-type="string" calcext:value-type="string" table:number-columns-spanned="2" table:number-rows-spanned="1">
            <text:p>fréquences d’échantillonnage (kHz)</text:p>
          </table:table-cell>
          <table:covered-table-cell/>
          <table:table-cell table:style-name="ce9" table:formula="of:=[.C4]/1000" office:value-type="float" office:value="8" calcext:value-type="float" table:number-columns-spanned="3" table:number-rows-spanned="1">
            <text:p>8</text:p>
          </table:table-cell>
          <table:covered-table-cell table:style-name="ce6"/>
          <table:covered-table-cell table:style-name="ce34"/>
          <table:table-cell table:style-name="ce9" table:formula="of:=[.F4]/1000" office:value-type="float" office:value="11.025" calcext:value-type="float" table:number-columns-spanned="3" table:number-rows-spanned="1">
            <text:p>11.025</text:p>
          </table:table-cell>
          <table:covered-table-cell table:style-name="ce6"/>
          <table:covered-table-cell table:style-name="ce34"/>
          <table:table-cell table:style-name="ce9" table:formula="of:=[.I4]/1000" office:value-type="float" office:value="16" calcext:value-type="float" table:number-columns-spanned="3" table:number-rows-spanned="1">
            <text:p>16</text:p>
          </table:table-cell>
          <table:covered-table-cell table:style-name="ce6"/>
          <table:covered-table-cell table:style-name="ce34"/>
          <table:table-cell table:style-name="ce9" table:formula="of:=[.L4]/1000" office:value-type="float" office:value="22.05" calcext:value-type="float" table:number-columns-spanned="3" table:number-rows-spanned="1">
            <text:p>22.05</text:p>
          </table:table-cell>
          <table:covered-table-cell table:style-name="ce6"/>
          <table:covered-table-cell table:style-name="ce34"/>
          <table:table-cell table:style-name="ce9" table:formula="of:=[.O4]/1000" office:value-type="float" office:value="32" calcext:value-type="float" table:number-columns-spanned="3" table:number-rows-spanned="1">
            <text:p>32</text:p>
          </table:table-cell>
          <table:covered-table-cell table:style-name="ce6"/>
          <table:covered-table-cell table:style-name="ce34"/>
          <table:table-cell table:style-name="ce9" table:formula="of:=[.R4]/1000" office:value-type="float" office:value="44.1" calcext:value-type="float" table:number-columns-spanned="3" table:number-rows-spanned="1">
            <text:p>44.1</text:p>
          </table:table-cell>
          <table:covered-table-cell table:style-name="ce6"/>
          <table:covered-table-cell table:style-name="ce34"/>
          <table:table-cell table:style-name="ce9" table:formula="of:=[.U4]/1000" office:value-type="float" office:value="48" calcext:value-type="float" table:number-columns-spanned="3" table:number-rows-spanned="1">
            <text:p>48</text:p>
          </table:table-cell>
          <table:covered-table-cell table:style-name="ce6"/>
          <table:covered-table-cell table:style-name="ce34"/>
          <table:table-cell table:style-name="ce35" table:formula="of:=[.X4]/1000" office:value-type="float" office:value="88.2" calcext:value-type="float" table:number-columns-spanned="3" table:number-rows-spanned="1">
            <text:p>88.2</text:p>
          </table:table-cell>
          <table:covered-table-cell table:style-name="ce37"/>
          <table:covered-table-cell table:style-name="ce39"/>
          <table:table-cell table:style-name="ce35" table:formula="of:=[.AA4]/1000" office:value-type="float" office:value="96" calcext:value-type="float" table:number-columns-spanned="3" table:number-rows-spanned="1">
            <text:p>96</text:p>
          </table:table-cell>
          <table:covered-table-cell table:style-name="ce37"/>
          <table:covered-table-cell table:style-name="ce39"/>
          <table:table-cell table:style-name="ce35" table:formula="of:=[.AD4]/1000" office:value-type="float" office:value="176.4" calcext:value-type="float" table:number-columns-spanned="3" table:number-rows-spanned="1">
            <text:p>176.4</text:p>
          </table:table-cell>
          <table:covered-table-cell table:style-name="ce37"/>
          <table:covered-table-cell table:style-name="ce39"/>
          <table:table-cell table:style-name="ce35" table:formula="of:=[.AG4]/1000" office:value-type="float" office:value="192" calcext:value-type="float" table:number-columns-spanned="3" table:number-rows-spanned="1">
            <text:p>192</text:p>
          </table:table-cell>
          <table:covered-table-cell table:style-name="ce37"/>
          <table:covered-table-cell table:style-name="ce39"/>
          <table:table-cell table:style-name="ce35" table:formula="of:=[.AJ4]/1000" office:value-type="float" office:value="352.8" calcext:value-type="float" table:number-columns-spanned="3" table:number-rows-spanned="1">
            <text:p>352.8</text:p>
          </table:table-cell>
          <table:covered-table-cell table:style-name="ce37"/>
          <table:covered-table-cell table:style-name="ce39"/>
          <table:table-cell table:style-name="ce35" table:formula="of:=[.AM4]/1000" office:value-type="float" office:value="384" calcext:value-type="float" table:number-columns-spanned="3" table:number-rows-spanned="1">
            <text:p>384</text:p>
          </table:table-cell>
          <table:covered-table-cell table:style-name="ce37"/>
          <table:covered-table-cell table:style-name="ce39"/>
          <table:table-cell table:style-name="ce9" table:formula="of:=[.AP4]/1000" office:value-type="float" office:value="0" calcext:value-type="float" table:number-columns-spanned="3" table:number-rows-spanned="1">
            <text:p>0</text:p>
          </table:table-cell>
          <table:covered-table-cell table:number-columns-repeated="2"/>
        </table:table-row>
        <table:table-row table:style-name="ro3">
          <table:table-cell table:style-name="ce20" office:value-type="string" calcext:value-type="string" table:number-columns-spanned="2" table:number-rows-spanned="1">
            <text:p>taille du fichier son (Mo) – enseignant</text:p>
          </table:table-cell>
          <table:covered-table-cell table:style-name="ce25"/>
          <table:table-cell table:style-name="ce30" office:value-type="float" office:value="1.2" calcext:value-type="float" table:number-columns-spanned="3" table:number-rows-spanned="1">
            <text:p>1.2</text:p>
          </table:table-cell>
          <table:covered-table-cell table:number-columns-repeated="2" table:style-name="ce25"/>
          <table:table-cell table:style-name="ce30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5"/>
          <table:table-cell table:style-name="ce30" office:value-type="float" office:value="2.2" calcext:value-type="float" table:number-columns-spanned="3" table:number-rows-spanned="1">
            <text:p>2.2</text:p>
          </table:table-cell>
          <table:covered-table-cell table:number-columns-repeated="2" table:style-name="ce25"/>
          <table:table-cell table:style-name="ce30" office:value-type="float" office:value="2.9" calcext:value-type="float" table:number-columns-spanned="3" table:number-rows-spanned="1">
            <text:p>2.9</text:p>
          </table:table-cell>
          <table:covered-table-cell table:number-columns-repeated="2" table:style-name="ce25"/>
          <table:table-cell table:style-name="ce3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5"/>
          <table:table-cell table:style-name="ce30" office:value-type="float" office:value="4.3" calcext:value-type="float" table:number-columns-spanned="3" table:number-rows-spanned="1">
            <text:p>4.3</text:p>
          </table:table-cell>
          <table:covered-table-cell table:number-columns-repeated="2" table:style-name="ce25"/>
          <table:table-cell table:style-name="ce30" office:value-type="float" office:value="4.8" calcext:value-type="float" table:number-columns-spanned="3" table:number-rows-spanned="1">
            <text:p>4.8</text:p>
          </table:table-cell>
          <table:covered-table-cell table:number-columns-repeated="2" table:style-name="ce25"/>
          <table:table-cell table:style-name="ce36" office:value-type="float" office:value="80.7" calcext:value-type="float" table:number-columns-spanned="3" table:number-rows-spanned="1">
            <text:p>80.7</text:p>
          </table:table-cell>
          <table:covered-table-cell table:number-columns-repeated="2" table:style-name="ce38"/>
          <table:table-cell table:style-name="ce36" office:value-type="float" office:value="87.9" calcext:value-type="float" table:number-columns-spanned="3" table:number-rows-spanned="1">
            <text:p>87.9</text:p>
          </table:table-cell>
          <table:covered-table-cell table:number-columns-repeated="2" table:style-name="ce38"/>
          <table:table-cell table:style-name="ce36" office:value-type="float" office:value="161.5" calcext:value-type="float" table:number-columns-spanned="3" table:number-rows-spanned="1">
            <text:p>161.5</text:p>
          </table:table-cell>
          <table:covered-table-cell table:number-columns-repeated="2" table:style-name="ce38"/>
          <table:table-cell table:style-name="ce36" office:value-type="float" office:value="175.8" calcext:value-type="float" table:number-columns-spanned="3" table:number-rows-spanned="1">
            <text:p>175.8</text:p>
          </table:table-cell>
          <table:covered-table-cell table:number-columns-repeated="2" table:style-name="ce38"/>
          <table:table-cell table:style-name="ce36" office:value-type="float" office:value="323" calcext:value-type="float" table:number-columns-spanned="3" table:number-rows-spanned="1">
            <text:p>323</text:p>
          </table:table-cell>
          <table:covered-table-cell table:number-columns-repeated="2" table:style-name="ce38"/>
          <table:table-cell table:style-name="ce36" office:value-type="float" office:value="351.5" calcext:value-type="float" table:number-columns-spanned="3" table:number-rows-spanned="1">
            <text:p>351.5</text:p>
          </table:table-cell>
          <table:covered-table-cell table:number-columns-repeated="2" table:style-name="ce38"/>
          <table:table-cell table:number-columns-repeated="3"/>
        </table:table-row>
        <table:table-row table:style-name="ro1">
          <table:table-cell table:number-columns-repeated="14"/>
          <table:table-cell table:style-name="Default" table:number-columns-repeated="15"/>
          <table:table-cell table:number-columns-repeated="15"/>
        </table:table-row>
        <table:table-row table:style-name="ro1" table:number-rows-repeated="1048523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Echantillonnage et occupation mémoire" table:style-name="ta1">
        <table:shapes>
          <draw:frame draw:z-index="0" draw:style-name="gr1" draw:text-style-name="P1" svg:width="5.607cm" svg:height="8.993cm" svg:x="5.807cm" svg:y="12.795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5.296cm" svg:height="9.031cm" svg:x="11.456cm" svg:y="12.681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" draw:style-name="gr1" draw:text-style-name="P1" svg:width="5.323cm" svg:height="8.993cm" svg:x="16.895cm" svg:y="12.757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1" draw:text-style-name="P1" svg:width="5.368cm" svg:height="9.03cm" svg:x="22.48cm" svg:y="12.72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4" draw:style-name="gr1" draw:text-style-name="P1" svg:width="5.152cm" svg:height="8.993cm" svg:x="27.811cm" svg:y="12.72cm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5" draw:style-name="gr1" draw:text-style-name="P1" svg:width="5.181cm" svg:height="8.843cm" svg:x="33.504cm" svg:y="12.794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6" draw:style-name="gr1" draw:text-style-name="P1" svg:width="5.152cm" svg:height="8.842cm" svg:x="38.908cm" svg:y="12.795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7" draw:style-name="gr1" draw:text-style-name="P1" svg:width="5.223cm" svg:height="8.843cm" svg:x="44.312cm" svg:y="12.756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8" draw:style-name="gr1" draw:text-style-name="P1" svg:width="5.286cm" svg:height="8.999cm" svg:x="49.722cm" svg:y="12.705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9" draw:style-name="gr1" draw:text-style-name="P1" svg:width="5.188cm" svg:height="8.993cm" svg:x="55.189cm" svg:y="12.72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10" draw:style-name="gr1" draw:text-style-name="P1" svg:width="5.38cm" svg:height="8.999cm" svg:x="60.629cm" svg:y="12.705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1" draw:style-name="gr1" draw:text-style-name="P1" svg:width="5.303cm" svg:height="8.999cm" svg:x="66.183cm" svg:y="12.702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12" draw:style-name="gr1" draw:text-style-name="P1" svg:width="5.231cm" svg:height="8.999cm" svg:x="71.659cm" svg:y="12.729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13" draw:name="Occupation mémoire en fonction de la fréquence d'échantillonnage" draw:style-name="gr1" draw:text-style-name="P1" svg:width="71.276cm" svg:height="24.278cm" svg:x="5.788cm" svg:y="25.186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14" draw:name="Text Frame 1" draw:style-name="gr2" draw:text-style-name="P3" svg:width="7.801cm" svg:height="1.862cm" svg:x="11.95cm" svg:y="36.032cm">
            <draw:text-box>
              <text:p text:style-name="P2"><text:span text:style-name="T1">Compression MP3</text:span></text:p>
            </draw:text-box>
          </draw:frame>
          <draw:frame draw:z-index="15" draw:name="Text Frame 2" draw:style-name="gr2" draw:text-style-name="P3" svg:width="7.801cm" svg:height="1.862cm" svg:x="22.308cm" svg:y="36.006cm">
            <draw:text-box>
              <text:p text:style-name="P2"><text:span text:style-name="T1">Compression WAV</text:span></text:p>
            </draw:text-box>
          </draw:frame>
          <draw:line draw:z-index="16" draw:name="Line 1" draw:style-name="gr3" draw:text-style-name="P2" svg:x1="20.538cm" svg:y1="27.449cm" svg:x2="20.538cm" svg:y2="46.923cm">
            <text:p/>
          </draw:line>
        </table:shapes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 table:number-rows-repeated="3">
          <table:table-cell table:number-columns-repeated="44"/>
        </table:table-row>
        <table:table-row table:style-name="ro1">
          <table:table-cell table:style-name="ce13" office:value-type="string" calcext:value-type="string" table:number-columns-spanned="2" table:number-rows-spanned="1">
            <text:p>fréquences d’échantillonnage (Hz)</text:p>
          </table:table-cell>
          <table:covered-table-cell table:style-name="ce5"/>
          <table:table-cell table:style-name="ce9" office:value-type="float" office:value="8000" calcext:value-type="float" table:number-columns-spanned="3" table:number-rows-spanned="1">
            <text:p>8000</text:p>
          </table:table-cell>
          <table:covered-table-cell table:style-name="ce6"/>
          <table:covered-table-cell table:style-name="ce34"/>
          <table:table-cell table:style-name="ce9" office:value-type="float" office:value="11025" calcext:value-type="float" table:number-columns-spanned="3" table:number-rows-spanned="1">
            <text:p>11025</text:p>
          </table:table-cell>
          <table:covered-table-cell table:style-name="ce6"/>
          <table:covered-table-cell table:style-name="ce34"/>
          <table:table-cell table:style-name="ce9" office:value-type="float" office:value="16000" calcext:value-type="float" table:number-columns-spanned="3" table:number-rows-spanned="1">
            <text:p>16000</text:p>
          </table:table-cell>
          <table:covered-table-cell table:style-name="ce6"/>
          <table:covered-table-cell table:style-name="ce34"/>
          <table:table-cell table:style-name="ce9" office:value-type="float" office:value="22050" calcext:value-type="float" table:number-columns-spanned="3" table:number-rows-spanned="1">
            <text:p>22050</text:p>
          </table:table-cell>
          <table:covered-table-cell table:style-name="ce6"/>
          <table:covered-table-cell table:style-name="ce34"/>
          <table:table-cell table:style-name="ce9" office:value-type="float" office:value="32000" calcext:value-type="float" table:number-columns-spanned="3" table:number-rows-spanned="1">
            <text:p>32000</text:p>
          </table:table-cell>
          <table:covered-table-cell table:style-name="ce6"/>
          <table:covered-table-cell table:style-name="ce34"/>
          <table:table-cell table:style-name="ce9" office:value-type="float" office:value="44100" calcext:value-type="float" table:number-columns-spanned="3" table:number-rows-spanned="1">
            <text:p>44100</text:p>
          </table:table-cell>
          <table:covered-table-cell table:style-name="ce6"/>
          <table:covered-table-cell table:style-name="ce34"/>
          <table:table-cell table:style-name="ce9" office:value-type="float" office:value="48000" calcext:value-type="float" table:number-columns-spanned="3" table:number-rows-spanned="1">
            <text:p>48000</text:p>
          </table:table-cell>
          <table:covered-table-cell table:style-name="ce6"/>
          <table:covered-table-cell table:style-name="ce34"/>
          <table:table-cell table:style-name="ce9" office:value-type="float" office:value="88200" calcext:value-type="float" table:number-columns-spanned="3" table:number-rows-spanned="1">
            <text:p>88200</text:p>
          </table:table-cell>
          <table:covered-table-cell table:style-name="ce6"/>
          <table:covered-table-cell table:style-name="ce34"/>
          <table:table-cell table:style-name="ce9" office:value-type="float" office:value="96000" calcext:value-type="float" table:number-columns-spanned="3" table:number-rows-spanned="1">
            <text:p>96000</text:p>
          </table:table-cell>
          <table:covered-table-cell table:style-name="ce6"/>
          <table:covered-table-cell table:style-name="ce34"/>
          <table:table-cell table:style-name="ce9" office:value-type="float" office:value="176400" calcext:value-type="float" table:number-columns-spanned="3" table:number-rows-spanned="1">
            <text:p>176400</text:p>
          </table:table-cell>
          <table:covered-table-cell table:style-name="ce6"/>
          <table:covered-table-cell table:style-name="ce34"/>
          <table:table-cell table:style-name="ce9" office:value-type="float" office:value="192000" calcext:value-type="float" table:number-columns-spanned="3" table:number-rows-spanned="1">
            <text:p>192000</text:p>
          </table:table-cell>
          <table:covered-table-cell table:style-name="ce6"/>
          <table:covered-table-cell table:style-name="ce34"/>
          <table:table-cell table:style-name="ce9" office:value-type="float" office:value="352800" calcext:value-type="float" table:number-columns-spanned="3" table:number-rows-spanned="1">
            <text:p>352800</text:p>
          </table:table-cell>
          <table:covered-table-cell table:style-name="ce6"/>
          <table:covered-table-cell table:style-name="ce34"/>
          <table:table-cell table:style-name="ce9" office:value-type="float" office:value="384000" calcext:value-type="float" table:number-columns-spanned="3" table:number-rows-spanned="1">
            <text:p>384000</text:p>
          </table:table-cell>
          <table:covered-table-cell table:style-name="ce6"/>
          <table:covered-table-cell table:style-name="ce34"/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/>
          <table:table-cell table:style-name="ce7"/>
          <table:table-cell table:style-name="ce14"/>
          <table:table-cell table:style-name="ce12"/>
          <table:table-cell table:style-name="ce8"/>
          <table:table-cell table:style-name="ce15"/>
          <table:table-cell table:style-name="ce10"/>
          <table:table-cell table:style-name="ce7"/>
          <table:table-cell table:style-name="ce14"/>
          <table:table-cell table:style-name="ce10"/>
          <table:table-cell table:style-name="ce7"/>
          <table:table-cell table:style-name="ce14"/>
          <table:table-cell table:style-name="ce10"/>
          <table:table-cell/>
          <table:table-cell table:style-name="ce14"/>
          <table:table-cell table:style-name="ce12"/>
          <table:table-cell table:style-name="ce8"/>
          <table:table-cell table:style-name="ce15"/>
          <table:table-cell table:style-name="ce10"/>
          <table:table-cell/>
          <table:table-cell table:style-name="ce14"/>
          <table:table-cell table:style-name="ce10"/>
          <table:table-cell/>
          <table:table-cell table:style-name="ce14"/>
          <table:table-cell table:style-name="ce12"/>
          <table:table-cell table:style-name="ce8"/>
          <table:table-cell table:style-name="ce15"/>
          <table:table-cell table:style-name="ce12"/>
          <table:table-cell table:style-name="ce8"/>
          <table:table-cell table:style-name="ce15"/>
          <table:table-cell table:style-name="ce10"/>
          <table:table-cell table:style-name="ce7"/>
          <table:table-cell table:style-name="ce14"/>
          <table:table-cell table:style-name="ce10"/>
          <table:table-cell table:style-name="ce7"/>
          <table:table-cell table:style-name="ce14"/>
          <table:table-cell table:style-name="ce12"/>
          <table:table-cell table:style-name="ce8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Elève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34"/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34"/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number-columns-repeated="3"/>
        </table:table-row>
        <table:table-row table:style-name="ro1">
          <table:table-cell table:style-name="ce3" table:formula="of:=[.A7]" office:value-type="string" office:string-value="Elève" calcext:value-type="string">
            <text:p>Elève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7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8]" office:value-type="string" office:string-value="Elève" calcext:value-type="string">
            <text:p>Elève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8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9]" office:value-type="string" office:string-value="Elève" calcext:value-type="string">
            <text:p>Elève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9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0]" office:value-type="string" office:string-value="Elève" calcext:value-type="string">
            <text:p>Elève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0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1]" office:value-type="string" office:string-value="Elève" calcext:value-type="string">
            <text:p>Elève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1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2]" office:value-type="string" office:string-value="Elève" calcext:value-type="string">
            <text:p>Elève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2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3]" office:value-type="string" office:string-value="Elève" calcext:value-type="string">
            <text:p>Elève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3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4]" office:value-type="string" office:string-value="Elève" calcext:value-type="string">
            <text:p>Elève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4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5]" office:value-type="string" office:string-value="Elève" calcext:value-type="string">
            <text:p>Elève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5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6]" office:value-type="string" office:string-value="Elève" calcext:value-type="string">
            <text:p>Elève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6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7]" office:value-type="string" office:string-value="Elève" calcext:value-type="string">
            <text:p>Elève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7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8]" office:value-type="string" office:string-value="Elève" calcext:value-type="string">
            <text:p>Elève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8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9]" office:value-type="string" office:string-value="Elève" calcext:value-type="string">
            <text:p>Elève</text:p>
          </table:table-cell>
          <table:table-cell table:style-name="ce7" office:value-type="float" office:value="14" calcext:value-type="float">
            <text:p>14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table:formula="of:=[.F19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20]" office:value-type="string" office:string-value="Elève" calcext:value-type="string">
            <text:p>Elève</text:p>
          </table:table-cell>
          <table:table-cell table:style-name="ce7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21]" office:value-type="string" office:string-value="Elève" calcext:value-type="string">
            <text:p>Elève</text:p>
          </table:table-cell>
          <table:table-cell table:style-name="ce7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3" table:formula="of:=[.A22]" office:value-type="string" office:string-value="Elève" calcext:value-type="string">
            <text:p>Elève</text:p>
          </table:table-cell>
          <table:table-cell table:style-name="ce7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" table:formula="of:=[.A23]" office:value-type="string" office:string-value="Elève" calcext:value-type="string">
            <text:p>Elève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number-columns-repeated="3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7" table:formula="of:=SUM([.C7:.C24])" office:value-type="float" office:value="17" calcext:value-type="float">
            <text:p>17</text:p>
          </table:table-cell>
          <table:table-cell table:style-name="ce7" table:formula="of:=SUM([.D7:.D24])" office:value-type="float" office:value="1" calcext:value-type="float">
            <text:p>1</text:p>
          </table:table-cell>
          <table:table-cell table:style-name="ce7" table:formula="of:=SUM([.E7:.E24])" office:value-type="float" office:value="0" calcext:value-type="float">
            <text:p>0</text:p>
          </table:table-cell>
          <table:table-cell table:style-name="ce7" table:formula="of:=SUM([.F7:.F24])" office:value-type="float" office:value="17" calcext:value-type="float">
            <text:p>17</text:p>
          </table:table-cell>
          <table:table-cell table:style-name="ce7" table:formula="of:=SUM([.G7:.G24])" office:value-type="float" office:value="1" calcext:value-type="float">
            <text:p>1</text:p>
          </table:table-cell>
          <table:table-cell table:style-name="ce7" table:formula="of:=SUM([.H7:.H24])" office:value-type="float" office:value="0" calcext:value-type="float">
            <text:p>0</text:p>
          </table:table-cell>
          <table:table-cell table:style-name="ce7" table:formula="of:=SUM([.I7:.I24])" office:value-type="float" office:value="15" calcext:value-type="float">
            <text:p>15</text:p>
          </table:table-cell>
          <table:table-cell table:style-name="ce7" table:formula="of:=SUM([.J7:.J24])" office:value-type="float" office:value="3" calcext:value-type="float">
            <text:p>3</text:p>
          </table:table-cell>
          <table:table-cell table:style-name="ce7" table:formula="of:=SUM([.K7:.K24])" office:value-type="float" office:value="0" calcext:value-type="float">
            <text:p>0</text:p>
          </table:table-cell>
          <table:table-cell table:style-name="ce7" table:formula="of:=SUM([.L7:.L24])" office:value-type="float" office:value="11" calcext:value-type="float">
            <text:p>11</text:p>
          </table:table-cell>
          <table:table-cell table:style-name="ce7" table:formula="of:=SUM([.M7:.M24])" office:value-type="float" office:value="7" calcext:value-type="float">
            <text:p>7</text:p>
          </table:table-cell>
          <table:table-cell table:style-name="ce7" table:formula="of:=SUM([.N7:.N24])" office:value-type="float" office:value="0" calcext:value-type="float">
            <text:p>0</text:p>
          </table:table-cell>
          <table:table-cell table:formula="of:=SUM([.O7:.O24])" office:value-type="float" office:value="8" calcext:value-type="float">
            <text:p>8</text:p>
          </table:table-cell>
          <table:table-cell table:formula="of:=SUM([.P7:.P24])" office:value-type="float" office:value="9" calcext:value-type="float">
            <text:p>9</text:p>
          </table:table-cell>
          <table:table-cell table:formula="of:=SUM([.Q7:.Q24])" office:value-type="float" office:value="1" calcext:value-type="float">
            <text:p>1</text:p>
          </table:table-cell>
          <table:table-cell table:formula="of:=SUM([.R7:.R24])" office:value-type="float" office:value="4" calcext:value-type="float">
            <text:p>4</text:p>
          </table:table-cell>
          <table:table-cell table:formula="of:=SUM([.S7:.S24])" office:value-type="float" office:value="10" calcext:value-type="float">
            <text:p>10</text:p>
          </table:table-cell>
          <table:table-cell table:formula="of:=SUM([.T7:.T24])" office:value-type="float" office:value="4" calcext:value-type="float">
            <text:p>4</text:p>
          </table:table-cell>
          <table:table-cell table:formula="of:=SUM([.U7:.U24])" office:value-type="float" office:value="2" calcext:value-type="float">
            <text:p>2</text:p>
          </table:table-cell>
          <table:table-cell table:formula="of:=SUM([.V7:.V24])" office:value-type="float" office:value="8" calcext:value-type="float">
            <text:p>8</text:p>
          </table:table-cell>
          <table:table-cell table:formula="of:=SUM([.W7:.W24])" office:value-type="float" office:value="8" calcext:value-type="float">
            <text:p>8</text:p>
          </table:table-cell>
          <table:table-cell table:formula="of:=SUM([.X7:.X24])" office:value-type="float" office:value="0" calcext:value-type="float">
            <text:p>0</text:p>
          </table:table-cell>
          <table:table-cell table:formula="of:=SUM([.Y7:.Y24])" office:value-type="float" office:value="5" calcext:value-type="float">
            <text:p>5</text:p>
          </table:table-cell>
          <table:table-cell table:formula="of:=SUM([.Z7:.Z24])" office:value-type="float" office:value="13" calcext:value-type="float">
            <text:p>13</text:p>
          </table:table-cell>
          <table:table-cell table:formula="of:=SUM([.AA7:.AA24])" office:value-type="float" office:value="0" calcext:value-type="float">
            <text:p>0</text:p>
          </table:table-cell>
          <table:table-cell table:formula="of:=SUM([.AB7:.AB24])" office:value-type="float" office:value="3" calcext:value-type="float">
            <text:p>3</text:p>
          </table:table-cell>
          <table:table-cell table:formula="of:=SUM([.AC7:.AC24])" office:value-type="float" office:value="15" calcext:value-type="float">
            <text:p>15</text:p>
          </table:table-cell>
          <table:table-cell table:style-name="ce7" table:formula="of:=SUM([.AD7:.AD24])" office:value-type="float" office:value="0" calcext:value-type="float">
            <text:p>0</text:p>
          </table:table-cell>
          <table:table-cell table:style-name="ce7" table:formula="of:=SUM([.AE7:.AE24])" office:value-type="float" office:value="3" calcext:value-type="float">
            <text:p>3</text:p>
          </table:table-cell>
          <table:table-cell table:style-name="ce7" table:formula="of:=SUM([.AF7:.AF24])" office:value-type="float" office:value="15" calcext:value-type="float">
            <text:p>15</text:p>
          </table:table-cell>
          <table:table-cell table:style-name="ce7" table:formula="of:=SUM([.AG7:.AG24])" office:value-type="float" office:value="0" calcext:value-type="float">
            <text:p>0</text:p>
          </table:table-cell>
          <table:table-cell table:style-name="ce7" table:formula="of:=SUM([.AH7:.AH24])" office:value-type="float" office:value="3" calcext:value-type="float">
            <text:p>3</text:p>
          </table:table-cell>
          <table:table-cell table:style-name="ce7" table:formula="of:=SUM([.AI7:.AI24])" office:value-type="float" office:value="15" calcext:value-type="float">
            <text:p>15</text:p>
          </table:table-cell>
          <table:table-cell table:style-name="ce7" table:formula="of:=SUM([.AJ7:.AJ24])" office:value-type="float" office:value="0" calcext:value-type="float">
            <text:p>0</text:p>
          </table:table-cell>
          <table:table-cell table:style-name="ce7" table:formula="of:=SUM([.AK7:.AK24])" office:value-type="float" office:value="3" calcext:value-type="float">
            <text:p>3</text:p>
          </table:table-cell>
          <table:table-cell table:style-name="ce7" table:formula="of:=SUM([.AL7:.AL24])" office:value-type="float" office:value="15" calcext:value-type="float">
            <text:p>15</text:p>
          </table:table-cell>
          <table:table-cell table:style-name="ce7" table:formula="of:=SUM([.AM7:.AM24])" office:value-type="float" office:value="0" calcext:value-type="float">
            <text:p>0</text:p>
          </table:table-cell>
          <table:table-cell table:style-name="ce7" table:formula="of:=SUM([.AN7:.AN24])" office:value-type="float" office:value="3" calcext:value-type="float">
            <text:p>3</text:p>
          </table:table-cell>
          <table:table-cell table:style-name="ce7" table:formula="of:=SUM([.AO7:.AO24])"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number-rows-repeated="23">
          <table:table-cell table:number-columns-repeated="44"/>
        </table:table-row>
        <table:table-row table:style-name="ro2">
          <table:table-cell table:style-name="ce13" office:value-type="string" calcext:value-type="string" table:number-columns-spanned="2" table:number-rows-spanned="1">
            <text:p>fréquences d’échantillonnage (kHz)</text:p>
          </table:table-cell>
          <table:covered-table-cell/>
          <table:table-cell table:style-name="ce9" table:formula="of:=[.C4]/1000" office:value-type="float" office:value="8" calcext:value-type="float" table:number-columns-spanned="3" table:number-rows-spanned="1">
            <text:p>8</text:p>
          </table:table-cell>
          <table:covered-table-cell table:style-name="ce6"/>
          <table:covered-table-cell table:style-name="ce34"/>
          <table:table-cell table:style-name="ce9" table:formula="of:=[.F4]/1000" office:value-type="float" office:value="11.025" calcext:value-type="float" table:number-columns-spanned="3" table:number-rows-spanned="1">
            <text:p>11.025</text:p>
          </table:table-cell>
          <table:covered-table-cell table:style-name="ce6"/>
          <table:covered-table-cell table:style-name="ce34"/>
          <table:table-cell table:style-name="ce9" table:formula="of:=[.I4]/1000" office:value-type="float" office:value="16" calcext:value-type="float" table:number-columns-spanned="3" table:number-rows-spanned="1">
            <text:p>16</text:p>
          </table:table-cell>
          <table:covered-table-cell table:style-name="ce6"/>
          <table:covered-table-cell table:style-name="ce34"/>
          <table:table-cell table:style-name="ce9" table:formula="of:=[.L4]/1000" office:value-type="float" office:value="22.05" calcext:value-type="float" table:number-columns-spanned="3" table:number-rows-spanned="1">
            <text:p>22.05</text:p>
          </table:table-cell>
          <table:covered-table-cell table:style-name="ce6"/>
          <table:covered-table-cell table:style-name="ce34"/>
          <table:table-cell table:style-name="ce9" table:formula="of:=[.O4]/1000" office:value-type="float" office:value="32" calcext:value-type="float" table:number-columns-spanned="3" table:number-rows-spanned="1">
            <text:p>32</text:p>
          </table:table-cell>
          <table:covered-table-cell table:style-name="ce6"/>
          <table:covered-table-cell table:style-name="ce34"/>
          <table:table-cell table:style-name="ce9" table:formula="of:=[.R4]/1000" office:value-type="float" office:value="44.1" calcext:value-type="float" table:number-columns-spanned="3" table:number-rows-spanned="1">
            <text:p>44.1</text:p>
          </table:table-cell>
          <table:covered-table-cell table:style-name="ce6"/>
          <table:covered-table-cell table:style-name="ce34"/>
          <table:table-cell table:style-name="ce9" table:formula="of:=[.U4]/1000" office:value-type="float" office:value="48" calcext:value-type="float" table:number-columns-spanned="3" table:number-rows-spanned="1">
            <text:p>48</text:p>
          </table:table-cell>
          <table:covered-table-cell table:style-name="ce6"/>
          <table:covered-table-cell table:style-name="ce34"/>
          <table:table-cell table:style-name="ce44" table:formula="of:=[.X4]/1000" office:value-type="float" office:value="88.2" calcext:value-type="float" table:number-columns-spanned="3" table:number-rows-spanned="1">
            <text:p>88.2</text:p>
          </table:table-cell>
          <table:covered-table-cell table:style-name="ce47"/>
          <table:covered-table-cell table:style-name="ce49"/>
          <table:table-cell table:style-name="ce44" table:formula="of:=[.AA4]/1000" office:value-type="float" office:value="96" calcext:value-type="float" table:number-columns-spanned="3" table:number-rows-spanned="1">
            <text:p>96</text:p>
          </table:table-cell>
          <table:covered-table-cell table:style-name="ce47"/>
          <table:covered-table-cell table:style-name="ce49"/>
          <table:table-cell table:style-name="ce44" table:formula="of:=[.AD4]/1000" office:value-type="float" office:value="176.4" calcext:value-type="float" table:number-columns-spanned="3" table:number-rows-spanned="1">
            <text:p>176.4</text:p>
          </table:table-cell>
          <table:covered-table-cell table:style-name="ce47"/>
          <table:covered-table-cell table:style-name="ce49"/>
          <table:table-cell table:style-name="ce44" table:formula="of:=[.AG4]/1000" office:value-type="float" office:value="192" calcext:value-type="float" table:number-columns-spanned="3" table:number-rows-spanned="1">
            <text:p>192</text:p>
          </table:table-cell>
          <table:covered-table-cell table:style-name="ce47"/>
          <table:covered-table-cell table:style-name="ce49"/>
          <table:table-cell table:style-name="ce44" table:formula="of:=[.AJ4]/1000" office:value-type="float" office:value="352.8" calcext:value-type="float" table:number-columns-spanned="3" table:number-rows-spanned="1">
            <text:p>352.8</text:p>
          </table:table-cell>
          <table:covered-table-cell table:style-name="ce47"/>
          <table:covered-table-cell table:style-name="ce49"/>
          <table:table-cell table:style-name="ce44" table:formula="of:=[.AM4]/1000" office:value-type="float" office:value="384" calcext:value-type="float" table:number-columns-spanned="3" table:number-rows-spanned="1">
            <text:p>384</text:p>
          </table:table-cell>
          <table:covered-table-cell table:style-name="ce47"/>
          <table:covered-table-cell table:style-name="ce49"/>
          <table:table-cell table:style-name="ce9" table:formula="of:=[.AP4]/1000" office:value-type="float" office:value="0" calcext:value-type="float" table:number-columns-spanned="3" table:number-rows-spanned="1">
            <text:p>0</text:p>
          </table:table-cell>
          <table:covered-table-cell table:number-columns-repeated="2"/>
        </table:table-row>
        <table:table-row table:style-name="ro3">
          <table:table-cell table:style-name="ce20" office:value-type="string" calcext:value-type="string" table:number-columns-spanned="2" table:number-rows-spanned="1">
            <text:p>taille du fichier son (Mo) – enseignant</text:p>
          </table:table-cell>
          <table:covered-table-cell table:style-name="ce25"/>
          <table:table-cell table:style-name="ce30" office:value-type="float" office:value="1.2" calcext:value-type="float" table:number-columns-spanned="3" table:number-rows-spanned="1">
            <text:p>1.2</text:p>
          </table:table-cell>
          <table:covered-table-cell table:number-columns-repeated="2" table:style-name="ce25"/>
          <table:table-cell table:style-name="ce30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5"/>
          <table:table-cell table:style-name="ce30" office:value-type="float" office:value="2.2" calcext:value-type="float" table:number-columns-spanned="3" table:number-rows-spanned="1">
            <text:p>2.2</text:p>
          </table:table-cell>
          <table:covered-table-cell table:number-columns-repeated="2" table:style-name="ce25"/>
          <table:table-cell table:style-name="ce30" office:value-type="float" office:value="2.9" calcext:value-type="float" table:number-columns-spanned="3" table:number-rows-spanned="1">
            <text:p>2.9</text:p>
          </table:table-cell>
          <table:covered-table-cell table:number-columns-repeated="2" table:style-name="ce25"/>
          <table:table-cell table:style-name="ce3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5"/>
          <table:table-cell table:style-name="ce30" office:value-type="float" office:value="4.3" calcext:value-type="float" table:number-columns-spanned="3" table:number-rows-spanned="1">
            <text:p>4.3</text:p>
          </table:table-cell>
          <table:covered-table-cell table:number-columns-repeated="2" table:style-name="ce25"/>
          <table:table-cell table:style-name="ce30" office:value-type="float" office:value="4.8" calcext:value-type="float" table:number-columns-spanned="3" table:number-rows-spanned="1">
            <text:p>4.8</text:p>
          </table:table-cell>
          <table:covered-table-cell table:number-columns-repeated="2" table:style-name="ce25"/>
          <table:table-cell table:style-name="ce45" office:value-type="float" office:value="80.7" calcext:value-type="float" table:number-columns-spanned="3" table:number-rows-spanned="1">
            <text:p>80.7</text:p>
          </table:table-cell>
          <table:covered-table-cell table:number-columns-repeated="2" table:style-name="ce48"/>
          <table:table-cell table:style-name="ce45" office:value-type="float" office:value="87.9" calcext:value-type="float" table:number-columns-spanned="3" table:number-rows-spanned="1">
            <text:p>87.9</text:p>
          </table:table-cell>
          <table:covered-table-cell table:number-columns-repeated="2" table:style-name="ce48"/>
          <table:table-cell table:style-name="ce45" office:value-type="float" office:value="161.5" calcext:value-type="float" table:number-columns-spanned="3" table:number-rows-spanned="1">
            <text:p>161.5</text:p>
          </table:table-cell>
          <table:covered-table-cell table:number-columns-repeated="2" table:style-name="ce48"/>
          <table:table-cell table:style-name="ce45" office:value-type="float" office:value="175.8" calcext:value-type="float" table:number-columns-spanned="3" table:number-rows-spanned="1">
            <text:p>175.8</text:p>
          </table:table-cell>
          <table:covered-table-cell table:number-columns-repeated="2" table:style-name="ce48"/>
          <table:table-cell table:style-name="ce45" office:value-type="float" office:value="323" calcext:value-type="float" table:number-columns-spanned="3" table:number-rows-spanned="1">
            <text:p>323</text:p>
          </table:table-cell>
          <table:covered-table-cell table:number-columns-repeated="2" table:style-name="ce48"/>
          <table:table-cell table:style-name="ce45" office:value-type="float" office:value="351.5" calcext:value-type="float" table:number-columns-spanned="3" table:number-rows-spanned="1">
            <text:p>351.5</text:p>
          </table:table-cell>
          <table:covered-table-cell table:number-columns-repeated="2" table:style-name="ce48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2" table:number-rows-spanned="1">
            <text:p>format de compressio</text:p>
          </table:table-cell>
          <table:covered-table-cell table:style-name="ce41"/>
          <table:table-cell table:style-name="ce42" office:value-type="string" calcext:value-type="string" table:number-columns-spanned="21" table:number-rows-spanned="1">
            <text:p>mp3</text:p>
          </table:table-cell>
          <table:covered-table-cell table:number-columns-repeated="11" table:style-name="ce41"/>
          <table:covered-table-cell table:number-columns-repeated="9" table:style-name="ce43"/>
          <table:table-cell table:style-name="ce46" office:value-type="string" calcext:value-type="string" table:number-columns-spanned="18" table:number-rows-spanned="1">
            <text:p>wav</text:p>
          </table:table-cell>
          <table:covered-table-cell table:number-columns-repeated="5" table:style-name="ce43"/>
          <table:covered-table-cell table:number-columns-repeated="12" table:style-name="ce41"/>
          <table:table-cell table:number-columns-repeated="3"/>
        </table:table-row>
        <table:table-row table:style-name="ro1" table:number-rows-repeated="1048523">
          <table:table-cell table:number-columns-repeated="44"/>
        </table:table-row>
        <table:table-row table:style-name="ro1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.00.0000</text:date>, <text:time style:data-style-name="N2" text:time-value="10:56:26.07009476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0T15:21:57.006201942</meta:creation-date>
    <dc:date>2022-04-05T10:54:48.645863133</dc:date>
    <meta:editing-duration>PT3H12M10S</meta:editing-duration>
    <meta:editing-cycles>17</meta:editing-cycles>
    <meta:generator>LibreOffice/7.2.1.2$MacOSX_X86_64 LibreOffice_project/87b77fad49947c1441b67c559c339af8f3517e22</meta:generator>
    <meta:document-statistic meta:table-count="3" meta:cell-count="894" meta:object-count="4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608cm" svg:height="8.994cm" xlink:href=".." xlink:type="simple" chart:class="chart:bar" chart:style-name="ch1">
        <chart:plot-area chart:style-name="ch2" table:cell-range-address="'Echantillonnage et qualité'.C26:'Echantillonnage et qualité'.E26" svg:x="0.112cm" svg:y="0.179cm" svg:width="5.384cm" svg:height="8.636cm">
          <chart:coordinate-region svg:x="0.748cm" svg:y="0.372cm" svg:width="4.748cm" svg:height="7.80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C26:'Echantillonnage et qualité'.E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chantillonnage et qualité'.C26:'Echantillonnage et qualité'.E2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89cm" svg:height="8.994cm" xlink:href=".." xlink:type="simple" chart:class="chart:bar" chart:style-name="ch1">
        <chart:plot-area chart:style-name="ch2" table:cell-range-address="'Echantillonnage et qualité'.AD26:'Echantillonnage et qualité'.AF26" svg:x="0.103cm" svg:y="0.179cm" svg:width="4.983cm" svg:height="8.636cm">
          <chart:coordinate-region svg:x="0.739cm" svg:y="0.372cm" svg:width="4.347cm" svg:height="7.80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AD26:'Echantillonnage et qualité'.AF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Echantillonnage et qualité'.AD26:'Echantillonnage et qualité'.AF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81cm" svg:height="9cm" xlink:href=".." xlink:type="simple" chart:class="chart:bar" chart:style-name="ch1">
        <chart:plot-area chart:style-name="ch2" table:cell-range-address="'Echantillonnage et qualité'.AG26:'Echantillonnage et qualité'.AI26" svg:x="0.107cm" svg:y="0.18cm" svg:width="5.167cm" svg:height="8.64cm">
          <chart:coordinate-region svg:x="0.743cm" svg:y="0.373cm" svg:width="4.531cm" svg:height="7.81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AG26:'Echantillonnage et qualité'.AI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Echantillonnage et qualité'.AG26:'Echantillonnage et qualité'.AI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04cm" svg:height="9cm" xlink:href=".." xlink:type="simple" chart:class="chart:bar" chart:style-name="ch1">
        <chart:plot-area chart:style-name="ch2" table:cell-range-address="'Echantillonnage et qualité'.AJ26:'Echantillonnage et qualité'.AL26" svg:x="0.106cm" svg:y="0.18cm" svg:width="5.092cm" svg:height="8.64cm">
          <chart:coordinate-region svg:x="0.742cm" svg:y="0.373cm" svg:width="4.456cm" svg:height="7.81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AJ26:'Echantillonnage et qualité'.AL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Echantillonnage et qualité'.AJ26:'Echantillonnage et qualité'.AL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32cm" svg:height="9cm" xlink:href=".." xlink:type="simple" chart:class="chart:bar" chart:style-name="ch1">
        <chart:plot-area chart:style-name="ch2" table:cell-range-address="'Echantillonnage et qualité'.AM26:'Echantillonnage et qualité'.AO26" svg:x="0.104cm" svg:y="0.18cm" svg:width="5.024cm" svg:height="8.64cm">
          <chart:coordinate-region svg:x="0.74cm" svg:y="0.373cm" svg:width="4.388cm" svg:height="7.81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AM26:'Echantillonnage et qualité'.AO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Echantillonnage et qualité'.AM26:'Echantillonnage et qualité'.AO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100001360000014A0000014A7A322FFCD687381E.svg"/>
      </style:chart-properties>
    </style:style>
    <style:style style:name="ch4" style:family="chart" style:data-style-name="N0">
      <style:chart-properties chart:display-label="true" chart:logarithmic="false" chart:maximum="4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 style:data-style-name="N0">
      <style:chart-properties chart:symbol-type="image" chart:symbol-width="0.65cm" chart:symbol-height="0.65cm" chart:link-data-style-to-source="true">
        <chart:symbol-image xlink:href="Pictures/100001360000014A0000014A7A322FFCD687381E.svg"/>
      </style:chart-properties>
      <style:graphic-properties svg:stroke-width="0.4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image" chart:symbol-width="0.65cm" chart:symbol-height="0.6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1.277cm" svg:height="24.279cm" xlink:href="." xlink:type="simple" chart:class="chart:scatter" chart:style-name="ch1">
        <chart:title svg:x="26.268cm" svg:y="0.62cm" chart:style-name="ch2">
          <text:p>Occupation mémoire en fonction de la fréquence d'échantillonnage</text:p>
        </chart:title>
        <chart:plot-area chart:style-name="ch3" chart:data-source-has-labels="both" svg:x="2.749cm" svg:y="2.2cm" svg:width="67.103cm" svg:height="20.3cm">
          <chart:coordinate-region svg:x="3.577cm" svg:y="2.393cm" svg:width="65.985cm" svg:height="19.472cm"/>
          <chart:axis chart:dimension="x" chart:name="primary-x" chart:style-name="ch4" chartooo:axis-type="auto">
            <chart:title svg:x="32.401cm" svg:y="22.986cm" chart:style-name="ch5">
              <text:p>Fréquence d'échantillonnage (kHz)</text:p>
            </chart:title>
            <chart:categories table:cell-range-address="local-table.$B$1:.$AN$1"/>
            <chart:grid chart:style-name="ch6" chart:class="major"/>
          </chart:axis>
          <chart:axis chart:dimension="y" chart:name="primary-y" chart:style-name="ch4">
            <chart:title svg:x="0.451cm" svg:y="15.306cm" chart:style-name="ch7">
              <text:p>Occupation mémoire (Mo)</text:p>
            </chart:title>
            <chart:grid chart:style-name="ch6" chart:class="major"/>
          </chart:axis>
          <chart:series chart:style-name="ch8" chart:values-cell-range-address="local-table.$B$3:.$AN$3" chart:label-cell-address="local-table.$A$3" chart:class="chart:scatter">
            <chart:domain table:cell-range-address="local-table.$B$2:.$AN$2"/>
            <chart:data-point chart:repeated="21"/>
            <chart:data-point chart:style-name="ch9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25">
                <text:p>11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5">
                <text:p>22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1">
                <text:p>4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.2">
                <text:p>8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.4">
                <text:p>17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8">
                <text:p>35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7">
                <text:p>8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9">
                <text:p>8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.5">
                <text:p>1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.8">
                <text:p>17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.5">
                <text:p>35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608cm" svg:height="8.994cm" xlink:href="." xlink:type="simple" chart:class="chart:bar" chart:style-name="ch1">
        <chart:plot-area chart:style-name="ch2" chart:data-source-has-labels="both" svg:x="0.112cm" svg:y="0.179cm" svg:width="5.384cm" svg:height="8.636cm">
          <chart:coordinate-region svg:x="0.748cm" svg:y="0.372cm" svg:width="4.748cm" svg:height="7.808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97cm" svg:height="9.032cm" xlink:href="." xlink:type="simple" chart:class="chart:bar" chart:style-name="ch1">
        <chart:plot-area chart:style-name="ch2" chart:data-source-has-labels="both" svg:x="-0.006cm" svg:y="0.255cm" svg:width="5.13cm" svg:height="8.668cm">
          <chart:coordinate-region svg:x="0.63cm" svg:y="0.448cm" svg:width="4.494cm" svg:height="7.84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24cm" svg:height="8.994cm" xlink:href="." xlink:type="simple" chart:class="chart:bar" chart:style-name="ch1">
        <chart:plot-area chart:style-name="ch2" chart:data-source-has-labels="both" svg:x="0.106cm" svg:y="0.179cm" svg:width="5.112cm" svg:height="8.636cm">
          <chart:coordinate-region svg:x="0.742cm" svg:y="0.372cm" svg:width="4.476cm" svg:height="7.808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69cm" svg:height="9.031cm" xlink:href="." xlink:type="simple" chart:class="chart:bar" chart:style-name="ch1">
        <chart:plot-area chart:style-name="ch2" chart:data-source-has-labels="both" svg:x="0.107cm" svg:y="0.18cm" svg:width="5.155cm" svg:height="8.671cm">
          <chart:coordinate-region svg:x="0.743cm" svg:y="0.373cm" svg:width="4.519cm" svg:height="7.843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53cm" svg:height="8.994cm" xlink:href="." xlink:type="simple" chart:class="chart:bar" chart:style-name="ch1">
        <chart:plot-area chart:style-name="ch2" chart:data-source-has-labels="both" svg:x="0.103cm" svg:y="0.179cm" svg:width="4.947cm" svg:height="8.636cm">
          <chart:coordinate-region svg:x="0.739cm" svg:y="0.372cm" svg:width="4.311cm" svg:height="7.808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97cm" svg:height="9.032cm" xlink:href=".." xlink:type="simple" chart:class="chart:bar" chart:style-name="ch1">
        <chart:plot-area chart:style-name="ch2" table:cell-range-address="'Echantillonnage et qualité'.F26:'Echantillonnage et qualité'.H26" svg:x="-0.006cm" svg:y="0.255cm" svg:width="5.13cm" svg:height="8.668cm">
          <chart:coordinate-region svg:x="0.63cm" svg:y="0.448cm" svg:width="4.494cm" svg:height="7.8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F26:'Echantillonnage et qualité'.H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chantillonnage et qualité'.F26:'Echantillonnage et qualité'.H2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82cm" svg:height="8.844cm" xlink:href="." xlink:type="simple" chart:class="chart:bar" chart:style-name="ch1">
        <chart:plot-area chart:style-name="ch2" chart:data-source-has-labels="both" svg:x="0.103cm" svg:y="0.176cm" svg:width="4.976cm" svg:height="8.492cm">
          <chart:coordinate-region svg:x="0.739cm" svg:y="0.369cm" svg:width="4.34cm" svg:height="7.664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53cm" svg:height="8.843cm" xlink:href="." xlink:type="simple" chart:class="chart:bar" chart:style-name="ch1">
        <chart:plot-area chart:style-name="ch2" chart:data-source-has-labels="both" svg:x="0.103cm" svg:y="0.176cm" svg:width="4.947cm" svg:height="8.491cm">
          <chart:coordinate-region svg:x="0.739cm" svg:y="0.369cm" svg:width="4.311cm" svg:height="7.663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24cm" svg:height="8.844cm" xlink:href="." xlink:type="simple" chart:class="chart:bar" chart:style-name="ch1">
        <chart:plot-area chart:style-name="ch2" chart:data-source-has-labels="both" svg:x="0.104cm" svg:y="0.176cm" svg:width="5.016cm" svg:height="8.492cm">
          <chart:coordinate-region svg:x="0.74cm" svg:y="0.369cm" svg:width="4.38cm" svg:height="7.664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87cm" svg:height="9cm" xlink:href="." xlink:type="simple" chart:class="chart:bar" chart:style-name="ch1">
        <chart:plot-area chart:style-name="ch2" chart:data-source-has-labels="both" svg:x="0.105cm" svg:y="0.18cm" svg:width="5.077cm" svg:height="8.64cm">
          <chart:coordinate-region svg:x="0.741cm" svg:y="0.373cm" svg:width="4.441cm" svg:height="7.812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89cm" svg:height="8.994cm" xlink:href="." xlink:type="simple" chart:class="chart:bar" chart:style-name="ch1">
        <chart:plot-area chart:style-name="ch2" chart:data-source-has-labels="both" svg:x="0.103cm" svg:y="0.179cm" svg:width="4.983cm" svg:height="8.636cm">
          <chart:coordinate-region svg:x="0.739cm" svg:y="0.372cm" svg:width="4.347cm" svg:height="7.808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81cm" svg:height="9cm" xlink:href="." xlink:type="simple" chart:class="chart:bar" chart:style-name="ch1">
        <chart:plot-area chart:style-name="ch2" chart:data-source-has-labels="both" svg:x="0.107cm" svg:y="0.18cm" svg:width="5.167cm" svg:height="8.64cm">
          <chart:coordinate-region svg:x="0.743cm" svg:y="0.373cm" svg:width="4.531cm" svg:height="7.812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04cm" svg:height="9cm" xlink:href="." xlink:type="simple" chart:class="chart:bar" chart:style-name="ch1">
        <chart:plot-area chart:style-name="ch2" chart:data-source-has-labels="both" svg:x="0.106cm" svg:y="0.18cm" svg:width="5.092cm" svg:height="8.64cm">
          <chart:coordinate-region svg:x="0.742cm" svg:y="0.373cm" svg:width="4.456cm" svg:height="7.812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32cm" svg:height="9cm" xlink:href="." xlink:type="simple" chart:class="chart:bar" chart:style-name="ch1">
        <chart:plot-area chart:style-name="ch2" chart:data-source-has-labels="both" svg:x="0.104cm" svg:y="0.18cm" svg:width="5.024cm" svg:height="8.64cm">
          <chart:coordinate-region svg:x="0.74cm" svg:y="0.373cm" svg:width="4.388cm" svg:height="7.812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100001360000014A0000014A7A322FFCD687381E.svg"/>
      </style:chart-properties>
    </style:style>
    <style:style style:name="ch4" style:family="chart" style:data-style-name="N0">
      <style:chart-properties chart:display-label="true" chart:logarithmic="false" chart:maximum="4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 style:data-style-name="N0">
      <style:chart-properties chart:symbol-type="image" chart:symbol-width="0.65cm" chart:symbol-height="0.65cm" chart:link-data-style-to-source="true">
        <chart:symbol-image xlink:href="Pictures/100001360000014A0000014A7A322FFCD687381E.svg"/>
      </style:chart-properties>
      <style:graphic-properties svg:stroke-width="0.4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image" chart:symbol-width="0.65cm" chart:symbol-height="0.6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1.277cm" svg:height="24.279cm" xlink:href="." xlink:type="simple" chart:class="chart:scatter" chart:style-name="ch1">
        <chart:title svg:x="26.268cm" svg:y="0.62cm" chart:style-name="ch2">
          <text:p>Occupation mémoire en fonction de la fréquence d'échantillonnage</text:p>
        </chart:title>
        <chart:plot-area chart:style-name="ch3" chart:data-source-has-labels="both" svg:x="2.749cm" svg:y="2.2cm" svg:width="67.103cm" svg:height="20.3cm">
          <chart:coordinate-region svg:x="3.577cm" svg:y="2.393cm" svg:width="65.985cm" svg:height="19.472cm"/>
          <chart:axis chart:dimension="x" chart:name="primary-x" chart:style-name="ch4" chartooo:axis-type="auto">
            <chart:title svg:x="32.401cm" svg:y="22.986cm" chart:style-name="ch5">
              <text:p>Fréquence d'échantillonnage (kHz)</text:p>
            </chart:title>
            <chart:categories table:cell-range-address="local-table.$B$1:.$AN$1"/>
            <chart:grid chart:style-name="ch6" chart:class="major"/>
          </chart:axis>
          <chart:axis chart:dimension="y" chart:name="primary-y" chart:style-name="ch4">
            <chart:title svg:x="0.451cm" svg:y="15.306cm" chart:style-name="ch7">
              <text:p>Occupation mémoire (Mo)</text:p>
            </chart:title>
            <chart:grid chart:style-name="ch6" chart:class="major"/>
          </chart:axis>
          <chart:series chart:style-name="ch8" chart:values-cell-range-address="local-table.$B$3:.$AN$3" chart:label-cell-address="local-table.$A$3" chart:class="chart:scatter">
            <chart:domain table:cell-range-address="local-table.$B$2:.$AN$2"/>
            <chart:data-point chart:repeated="21"/>
            <chart:data-point chart:style-name="ch9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25">
                <text:p>11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5">
                <text:p>22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1">
                <text:p>4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.2">
                <text:p>8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.4">
                <text:p>17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8">
                <text:p>35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7">
                <text:p>8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9">
                <text:p>8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.5">
                <text:p>1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.8">
                <text:p>17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.5">
                <text:p>35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515cm" svg:height="8.286cm" xlink:href=".." xlink:type="simple" chart:class="chart:bar" chart:style-name="ch1">
        <chart:plot-area chart:style-name="ch2" table:cell-range-address="'Echantillonnage et occupation mémoire 5 fréq'.C7:'Echantillonnage et occupation mémoire 5 fréq'.E7" svg:x="0.11cm" svg:y="0.165cm" svg:width="5.295cm" svg:height="7.956cm">
          <chart:coordinate-region svg:x="0.746cm" svg:y="0.359cm" svg:width="4.659cm" svg:height="7.56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occupation mémoire 5 fréq'.C7:'Echantillonnage et occupation mémoire 5 fréq'.E7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chantillonnage et occupation mémoire 5 fréq'.C7:'Echantillonnage et occupation mémoire 5 fréq'.E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24cm" svg:height="8.994cm" xlink:href=".." xlink:type="simple" chart:class="chart:bar" chart:style-name="ch1">
        <chart:plot-area chart:style-name="ch2" table:cell-range-address="'Echantillonnage et qualité'.I26:'Echantillonnage et qualité'.K26" svg:x="0.106cm" svg:y="0.179cm" svg:width="5.112cm" svg:height="8.636cm">
          <chart:coordinate-region svg:x="0.742cm" svg:y="0.372cm" svg:width="4.476cm" svg:height="7.80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I26:'Echantillonnage et qualité'.K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Echantillonnage et qualité'.I26:'Echantillonnage et qualité'.K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844cm" svg:height="8.302cm" xlink:href=".." xlink:type="simple" chart:class="chart:bar" chart:style-name="ch1">
        <chart:plot-area chart:style-name="ch2" table:cell-range-address="'Echantillonnage et occupation mémoire 5 fréq'.L7:'Echantillonnage et occupation mémoire 5 fréq'.N7" svg:x="0.116cm" svg:y="0.166cm" svg:width="5.612cm" svg:height="7.97cm">
          <chart:coordinate-region svg:x="0.752cm" svg:y="0.359cm" svg:width="4.976cm" svg:height="7.58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occupation mémoire 5 fréq'.L7:'Echantillonnage et occupation mémoire 5 fréq'.N7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chantillonnage et occupation mémoire 5 fréq'.L7:'Echantillonnage et occupation mémoire 5 fréq'.N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3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736cm" svg:height="8.063cm" xlink:href=".." xlink:type="simple" chart:class="chart:bar" chart:style-name="ch1">
        <chart:plot-area chart:style-name="ch2" table:cell-range-address="'Echantillonnage et occupation mémoire 5 fréq'.R7:'Echantillonnage et occupation mémoire 5 fréq'.T7" svg:x="0.167cm" svg:y="0.138cm" svg:width="5.453cm" svg:height="7.782cm">
          <chart:coordinate-region svg:x="0.803cm" svg:y="0.332cm" svg:width="4.817cm" svg:height="7.3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occupation mémoire 5 fréq'.R7:'Echantillonnage et occupation mémoire 5 fréq'.T7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chantillonnage et occupation mémoire 5 fréq'.R7:'Echantillonnage et occupation mémoire 5 fréq'.T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3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549cm" svg:height="8.138cm" xlink:href=".." xlink:type="simple" chart:class="chart:bar" chart:style-name="ch1">
        <chart:plot-area chart:style-name="ch2" table:cell-range-address="'Echantillonnage et occupation mémoire 5 fréq'.X7:'Echantillonnage et occupation mémoire 5 fréq'.Z7" svg:x="0.045cm" svg:y="0.107cm" svg:width="5.328cm" svg:height="7.782cm">
          <chart:coordinate-region svg:x="0.681cm" svg:y="0.301cm" svg:width="4.692cm" svg:height="7.3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occupation mémoire 5 fréq'.X7:'Echantillonnage et occupation mémoire 5 fréq'.Z7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Echantillonnage et occupation mémoire 5 fréq'.X7:'Echantillonnage et occupation mémoire 5 fréq'.Z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3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82cm" svg:height="8.029cm" xlink:href=".." xlink:type="simple" chart:class="chart:bar" chart:style-name="ch1">
        <chart:plot-area chart:style-name="ch2" table:cell-range-address="'Echantillonnage et occupation mémoire 5 fréq'.AD7:'Echantillonnage et occupation mémoire 5 fréq'.AF7" svg:x="0.218cm" svg:y="0.138cm" svg:width="5.125cm" svg:height="7.682cm">
          <chart:coordinate-region svg:x="0.854cm" svg:y="0.331cm" svg:width="4.489cm" svg:height="7.2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occupation mémoire 5 fréq'.AD7:'Echantillonnage et occupation mémoire 5 fréq'.AF7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Echantillonnage et occupation mémoire 5 fréq'.AD7:'Echantillonnage et occupation mémoire 5 fréq'.AF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3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595cm" svg:height="8.66cm" xlink:href=".." xlink:type="simple" chart:class="chart:scatter" chart:style-name="ch1">
        <chart:plot-area chart:style-name="ch2" table:cell-range-address="'Echantillonnage et occupation mémoire 5 fréq'.C50:'Echantillonnage et occupation mémoire 5 fréq'.AP51" chart:data-source-has-labels="row" svg:x="1.975cm" svg:y="0.173cm" svg:width="29.969cm" svg:height="7.02cm">
          <chart:coordinate-region svg:x="2.765cm" svg:y="0.462cm" svg:width="28.504cm" svg:height="5.904cm"/>
          <chart:axis chart:dimension="x" chart:name="primary-x" chart:style-name="ch3">
            <chart:title svg:x="13.271cm" svg:y="7.367cm" chart:style-name="ch4">
              <text:p>fréquence d'échantillonnage (Hz)</text:p>
            </chart:title>
          </chart:axis>
          <chart:axis chart:dimension="y" chart:name="primary-y" chart:style-name="ch3">
            <chart:title svg:x="0.451cm" svg:y="5.937cm" chart:style-name="ch5">
              <text:p>taille de fichier (Mo)</text:p>
            </chart:title>
            <chart:grid chart:style-name="ch6" chart:class="major"/>
          </chart:axis>
          <chart:series chart:style-name="ch7" chart:values-cell-range-address="'Echantillonnage et occupation mémoire 5 fréq'.C51:'Echantillonnage et occupation mémoire 5 fréq'.AP51" chart:class="chart:scatter">
            <chart:domain table:cell-range-address="'Echantillonnage et occupation mémoire 5 fréq'.C50:'Echantillonnage et occupation mémoire 5 fréq'.AP50"/>
            <chart:data-point chart:repeated="16"/>
          </chart:series>
          <chart:series chart:style-name="ch8" chart:values-cell-range-address="'Echantillonnage et occupation mémoire 5 fréq'.E50:'Echantillonnage et occupation mémoire 5 fréq'.E51" chart:class="chart:scatter">
            <chart:domain table:cell-range-address="'Echantillonnage et occupation mémoire 5 fréq'.C50:'Echantillonnage et occupation mémoire 5 fréq'.C51"/>
            <chart:data-point chart:repeated="2"/>
          </chart:series>
          <chart:series chart:style-name="ch9" chart:values-cell-range-address="'Echantillonnage et occupation mémoire 5 fréq'.M50:'Echantillonnage et occupation mémoire 5 fréq'.M51" chart:class="chart:scatter">
            <chart:domain table:cell-range-address="'Echantillonnage et occupation mémoire 5 fréq'.C50:'Echantillonnage et occupation mémoire 5 fréq'.C51"/>
            <chart:data-point chart:repeated="2"/>
          </chart:series>
          <chart:series chart:style-name="ch10" chart:values-cell-range-address="'Echantillonnage et occupation mémoire 5 fréq'.N50:'Echantillonnage et occupation mémoire 5 fréq'.N51" chart:class="chart:scatter">
            <chart:domain table:cell-range-address="'Echantillonnage et occupation mémoire 5 fréq'.C50:'Echantillonnage et occupation mémoire 5 fréq'.C51"/>
            <chart:data-point chart:repeated="2"/>
          </chart:series>
          <chart:series chart:style-name="ch11" chart:values-cell-range-address="'Echantillonnage et occupation mémoire 5 fréq'.S50:'Echantillonnage et occupation mémoire 5 fréq'.S51" chart:class="chart:scatter">
            <chart:domain table:cell-range-address="'Echantillonnage et occupation mémoire 5 fréq'.C50:'Echantillonnage et occupation mémoire 5 fréq'.C51"/>
            <chart:data-point chart:repeated="2"/>
          </chart:series>
          <chart:series chart:style-name="ch12" chart:values-cell-range-address="'Echantillonnage et occupation mémoire 5 fréq'.T50:'Echantillonnage et occupation mémoire 5 fréq'.T51" chart:class="chart:scatter">
            <chart:domain table:cell-range-address="'Echantillonnage et occupation mémoire 5 fréq'.C50:'Echantillonnage et occupation mémoire 5 fréq'.C51"/>
            <chart:data-point chart:repeated="2"/>
          </chart:series>
          <chart:series chart:style-name="ch13" chart:values-cell-range-address="'Echantillonnage et occupation mémoire 5 fréq'.Y50:'Echantillonnage et occupation mémoire 5 fréq'.Y51" chart:class="chart:scatter">
            <chart:domain table:cell-range-address="'Echantillonnage et occupation mémoire 5 fréq'.C50:'Echantillonnage et occupation mémoire 5 fréq'.C51"/>
            <chart:data-point chart:repeated="2"/>
          </chart:series>
          <chart:series chart:style-name="ch14" chart:values-cell-range-address="'Echantillonnage et occupation mémoire 5 fréq'.Z50:'Echantillonnage et occupation mémoire 5 fréq'.Z51" chart:class="chart:scatter">
            <chart:domain table:cell-range-address="'Echantillonnage et occupation mémoire 5 fréq'.C50:'Echantillonnage et occupation mémoire 5 fréq'.C51"/>
            <chart:data-point chart:repeated="2"/>
          </chart:series>
          <chart:series chart:style-name="ch15" chart:values-cell-range-address="'Echantillonnage et occupation mémoire 5 fréq'.AE50:'Echantillonnage et occupation mémoire 5 fréq'.AE51" chart:class="chart:scatter">
            <chart:domain table:cell-range-address="'Echantillonnage et occupation mémoire 5 fréq'.C50:'Echantillonnage et occupation mémoire 5 fréq'.C51"/>
            <chart:data-point chart:repeated="2"/>
          </chart:series>
          <chart:series chart:style-name="ch16" chart:values-cell-range-address="'Echantillonnage et occupation mémoire 5 fréq'.AF50:'Echantillonnage et occupation mémoire 5 fréq'.AF51" chart:class="chart:scatter">
            <chart:domain table:cell-range-address="'Echantillonnage et occupation mémoire 5 fréq'.C50:'Echantillonnage et occupation mémoire 5 fréq'.C51"/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50</text:p>
              </table:table-cell>
              <table:table-cell office:value-type="string">
                <text:p>Row 51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Column M</text:p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  <table:table-cell office:value-type="string">
                <text:p>Column C</text:p>
              </table:table-cell>
              <table:table-cell office:value-type="string">
                <text:p>Column S</text:p>
              </table:table-cell>
              <table:table-cell office:value-type="string">
                <text:p>Column C</text:p>
              </table:table-cell>
              <table:table-cell office:value-type="string">
                <text:p>Column T</text:p>
              </table:table-cell>
              <table:table-cell office:value-type="string">
                <text:p>Column C</text:p>
              </table:table-cell>
              <table:table-cell office:value-type="string">
                <text:p>Column Y</text:p>
              </table:table-cell>
              <table:table-cell office:value-type="string">
                <text:p>Column C</text:p>
              </table:table-cell>
              <table:table-cell office:value-type="string">
                <text:p>Column Z</text:p>
              </table:table-cell>
              <table:table-cell office:value-type="string">
                <text:p>Column C</text:p>
              </table:table-cell>
              <table:table-cell office:value-type="string">
                <text:p>Column AE</text:p>
              </table:table-cell>
              <table:table-cell office:value-type="string">
                <text:p>Column C</text:p>
              </table:table-cell>
              <table:table-cell office:value-type="string">
                <text:p>Column A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Echantillonnage et occupation mémoire 5 fréq'.C50:'Echantillonnage et occupation mémoire 5 fréq'.AP50</svg:desc>
                </draw:g>
              </table:table-cell>
              <table:table-cell office:value-type="float" office:value="1.2">
                <text:p>1.2</text:p>
                <draw:g>
                  <svg:desc>'Echantillonnage et occupation mémoire 5 fréq'.C51:'Echantillonnage et occupation mémoire 5 fréq'.AP51</svg:desc>
                </draw:g>
              </table:table-cell>
              <table:table-cell office:value-type="float" office:value="8">
                <text:p>8</text:p>
                <draw:g>
                  <svg:desc>'Echantillonnage et occupation mémoire 5 fréq'.C50:'Echantillonnage et occupation mémoire 5 fréq'.C51</svg:desc>
                </draw:g>
              </table:table-cell>
              <table:table-cell office:value-type="float" office:value="NaN">
                <text:p>NaN</text:p>
                <draw:g>
                  <svg:desc>'Echantillonnage et occupation mémoire 5 fréq'.E50:'Echantillonnage et occupation mémoire 5 fréq'.E51</svg:desc>
                </draw:g>
              </table:table-cell>
              <table:table-cell office:value-type="float" office:value="8">
                <text:p>8</text:p>
                <draw:g>
                  <svg:desc>'Echantillonnage et occupation mémoire 5 fréq'.C50:'Echantillonnage et occupation mémoire 5 fréq'.C51</svg:desc>
                </draw:g>
              </table:table-cell>
              <table:table-cell office:value-type="float" office:value="NaN">
                <text:p>NaN</text:p>
                <draw:g>
                  <svg:desc>'Echantillonnage et occupation mémoire 5 fréq'.M50:'Echantillonnage et occupation mémoire 5 fréq'.M51</svg:desc>
                </draw:g>
              </table:table-cell>
              <table:table-cell office:value-type="float" office:value="8">
                <text:p>8</text:p>
                <draw:g>
                  <svg:desc>'Echantillonnage et occupation mémoire 5 fréq'.C50:'Echantillonnage et occupation mémoire 5 fréq'.C51</svg:desc>
                </draw:g>
              </table:table-cell>
              <table:table-cell office:value-type="float" office:value="NaN">
                <text:p>NaN</text:p>
                <draw:g>
                  <svg:desc>'Echantillonnage et occupation mémoire 5 fréq'.N50:'Echantillonnage et occupation mémoire 5 fréq'.N51</svg:desc>
                </draw:g>
              </table:table-cell>
              <table:table-cell office:value-type="float" office:value="8">
                <text:p>8</text:p>
                <draw:g>
                  <svg:desc>'Echantillonnage et occupation mémoire 5 fréq'.C50:'Echantillonnage et occupation mémoire 5 fréq'.C51</svg:desc>
                </draw:g>
              </table:table-cell>
              <table:table-cell office:value-type="float" office:value="NaN">
                <text:p>NaN</text:p>
                <draw:g>
                  <svg:desc>'Echantillonnage et occupation mémoire 5 fréq'.S50:'Echantillonnage et occupation mémoire 5 fréq'.S51</svg:desc>
                </draw:g>
              </table:table-cell>
              <table:table-cell office:value-type="float" office:value="8">
                <text:p>8</text:p>
                <draw:g>
                  <svg:desc>'Echantillonnage et occupation mémoire 5 fréq'.C50:'Echantillonnage et occupation mémoire 5 fréq'.C51</svg:desc>
                </draw:g>
              </table:table-cell>
              <table:table-cell office:value-type="float" office:value="NaN">
                <text:p>NaN</text:p>
                <draw:g>
                  <svg:desc>'Echantillonnage et occupation mémoire 5 fréq'.T50:'Echantillonnage et occupation mémoire 5 fréq'.T51</svg:desc>
                </draw:g>
              </table:table-cell>
              <table:table-cell office:value-type="float" office:value="8">
                <text:p>8</text:p>
                <draw:g>
                  <svg:desc>'Echantillonnage et occupation mémoire 5 fréq'.C50:'Echantillonnage et occupation mémoire 5 fréq'.C51</svg:desc>
                </draw:g>
              </table:table-cell>
              <table:table-cell office:value-type="float" office:value="NaN">
                <text:p>NaN</text:p>
                <draw:g>
                  <svg:desc>'Echantillonnage et occupation mémoire 5 fréq'.Y50:'Echantillonnage et occupation mémoire 5 fréq'.Y51</svg:desc>
                </draw:g>
              </table:table-cell>
              <table:table-cell office:value-type="float" office:value="8">
                <text:p>8</text:p>
                <draw:g>
                  <svg:desc>'Echantillonnage et occupation mémoire 5 fréq'.C50:'Echantillonnage et occupation mémoire 5 fréq'.C51</svg:desc>
                </draw:g>
              </table:table-cell>
              <table:table-cell office:value-type="float" office:value="NaN">
                <text:p>NaN</text:p>
                <draw:g>
                  <svg:desc>'Echantillonnage et occupation mémoire 5 fréq'.Z50:'Echantillonnage et occupation mémoire 5 fréq'.Z51</svg:desc>
                </draw:g>
              </table:table-cell>
              <table:table-cell office:value-type="float" office:value="8">
                <text:p>8</text:p>
                <draw:g>
                  <svg:desc>'Echantillonnage et occupation mémoire 5 fréq'.C50:'Echantillonnage et occupation mémoire 5 fréq'.C51</svg:desc>
                </draw:g>
              </table:table-cell>
              <table:table-cell office:value-type="float" office:value="NaN">
                <text:p>NaN</text:p>
                <draw:g>
                  <svg:desc>'Echantillonnage et occupation mémoire 5 fréq'.AE50:'Echantillonnage et occupation mémoire 5 fréq'.AE51</svg:desc>
                </draw:g>
              </table:table-cell>
              <table:table-cell office:value-type="float" office:value="8">
                <text:p>8</text:p>
                <draw:g>
                  <svg:desc>'Echantillonnage et occupation mémoire 5 fréq'.C50:'Echantillonnage et occupation mémoire 5 fréq'.C51</svg:desc>
                </draw:g>
              </table:table-cell>
              <table:table-cell office:value-type="float" office:value="NaN">
                <text:p>NaN</text:p>
                <draw:g>
                  <svg:desc>'Echantillonnage et occupation mémoire 5 fréq'.AF50:'Echantillonnage et occupation mémoire 5 fréq'.A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05">
                <text:p>22.05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1">
                <text:p>44.1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.2">
                <text:p>88.2</text:p>
              </table:table-cell>
              <table:table-cell office:value-type="float" office:value="80.7">
                <text:p>8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6.4">
                <text:p>176.4</text:p>
              </table:table-cell>
              <table:table-cell office:value-type="float" office:value="161.5">
                <text:p>1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3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69cm" svg:height="9.031cm" xlink:href=".." xlink:type="simple" chart:class="chart:bar" chart:style-name="ch1">
        <chart:plot-area chart:style-name="ch2" table:cell-range-address="'Echantillonnage et qualité'.L26:'Echantillonnage et qualité'.N26" svg:x="0.107cm" svg:y="0.18cm" svg:width="5.155cm" svg:height="8.671cm">
          <chart:coordinate-region svg:x="0.743cm" svg:y="0.373cm" svg:width="4.519cm" svg:height="7.84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L26:'Echantillonnage et qualité'.N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Echantillonnage et qualité'.L26:'Echantillonnage et qualité'.N2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53cm" svg:height="8.994cm" xlink:href=".." xlink:type="simple" chart:class="chart:bar" chart:style-name="ch1">
        <chart:plot-area chart:style-name="ch2" table:cell-range-address="'Echantillonnage et qualité'.O26:'Echantillonnage et qualité'.Q26" svg:x="0.103cm" svg:y="0.179cm" svg:width="4.947cm" svg:height="8.636cm">
          <chart:coordinate-region svg:x="0.739cm" svg:y="0.372cm" svg:width="4.311cm" svg:height="7.80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O26:'Echantillonnage et qualité'.Q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chantillonnage et qualité'.O26:'Echantillonnage et qualité'.Q2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82cm" svg:height="8.844cm" xlink:href=".." xlink:type="simple" chart:class="chart:bar" chart:style-name="ch1">
        <chart:plot-area chart:style-name="ch2" table:cell-range-address="'Echantillonnage et qualité'.R26:'Echantillonnage et qualité'.T26" svg:x="0.103cm" svg:y="0.176cm" svg:width="4.976cm" svg:height="8.492cm">
          <chart:coordinate-region svg:x="0.739cm" svg:y="0.369cm" svg:width="4.34cm" svg:height="7.66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R26:'Echantillonnage et qualité'.T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Echantillonnage et qualité'.R26:'Echantillonnage et qualité'.T2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53cm" svg:height="8.843cm" xlink:href=".." xlink:type="simple" chart:class="chart:bar" chart:style-name="ch1">
        <chart:plot-area chart:style-name="ch2" table:cell-range-address="'Echantillonnage et qualité'.U26:'Echantillonnage et qualité'.W26" svg:x="0.103cm" svg:y="0.176cm" svg:width="4.947cm" svg:height="8.491cm">
          <chart:coordinate-region svg:x="0.739cm" svg:y="0.369cm" svg:width="4.311cm" svg:height="7.66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U26:'Echantillonnage et qualité'.W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chantillonnage et qualité'.U26:'Echantillonnage et qualité'.W2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24cm" svg:height="8.844cm" xlink:href=".." xlink:type="simple" chart:class="chart:bar" chart:style-name="ch1">
        <chart:plot-area chart:style-name="ch2" table:cell-range-address="'Echantillonnage et qualité'.X26:'Echantillonnage et qualité'.Z26" svg:x="0.104cm" svg:y="0.176cm" svg:width="5.016cm" svg:height="8.492cm">
          <chart:coordinate-region svg:x="0.74cm" svg:y="0.369cm" svg:width="4.38cm" svg:height="7.66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X26:'Echantillonnage et qualité'.Z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Echantillonnage et qualité'.X26:'Echantillonnage et qualité'.Z2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87cm" svg:height="9cm" xlink:href=".." xlink:type="simple" chart:class="chart:bar" chart:style-name="ch1">
        <chart:plot-area chart:style-name="ch2" table:cell-range-address="'Echantillonnage et qualité'.AA26:'Echantillonnage et qualité'.AC26" svg:x="0.105cm" svg:y="0.18cm" svg:width="5.077cm" svg:height="8.64cm">
          <chart:coordinate-region svg:x="0.741cm" svg:y="0.373cm" svg:width="4.441cm" svg:height="7.81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AA26:'Echantillonnage et qualité'.AC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Echantillonnage et qualité'.AA26:'Echantillonnage et qualité'.AC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